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NewRoman" svg:font-family="TimesNewRoman" style:font-pitch="variable"/>
    <style:font-face style:name="TimesNewRoman1"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cm" svg:stroke-color="#b3b3b3" draw:stroke-linejoin="round" svg:stroke-linecap="butt" draw:fill="none"/>
    </style:style>
    <style:style style:name="gr4" style:family="graphic" style:parent-style-name="standard">
      <style:graphic-properties draw:stroke="solid" svg:stroke-width="0cm" svg:stroke-color="#314004" draw:stroke-linejoin="round" svg:stroke-linecap="butt" draw:fill="solid" draw:fill-color="#314004"/>
    </style:style>
    <style:style style:name="gr5" style:family="graphic" style:parent-style-name="standard">
      <style:graphic-properties draw:stroke="solid" svg:stroke-width="0.104cm" svg:stroke-color="#7e0021" draw:stroke-linejoin="round" svg:stroke-linecap="butt" draw:fill="none" fo:padding-top="0.052cm" fo:padding-bottom="0.052cm" fo:padding-left="0.052cm" fo:padding-right="0.052cm"/>
    </style:style>
    <style:style style:name="gr6" style:family="graphic" style:parent-style-name="standard">
      <style:graphic-properties draw:stroke="solid" svg:stroke-width="0cm" svg:stroke-color="#7e0021" draw:stroke-linejoin="round" svg:stroke-linecap="butt" draw:fill="solid" draw:fill-color="#7e0021"/>
    </style:style>
    <style:style style:name="gr7" style:family="graphic" style:parent-style-name="standard">
      <style:graphic-properties draw:stroke="solid" svg:stroke-width="0.104cm" svg:stroke-color="#579d1c" draw:stroke-linejoin="round" svg:stroke-linecap="butt" draw:fill="none" fo:padding-top="0.052cm" fo:padding-bottom="0.052cm" fo:padding-left="0.052cm" fo:padding-right="0.052cm"/>
    </style:style>
    <style:style style:name="gr8" style:family="graphic" style:parent-style-name="standard">
      <style:graphic-properties draw:stroke="solid" svg:stroke-width="0cm" svg:stroke-color="#579d1c" draw:stroke-linejoin="round" svg:stroke-linecap="butt" draw:fill="solid" draw:fill-color="#579d1c"/>
    </style:style>
    <style:style style:name="gr9" style:family="graphic" style:parent-style-name="standard">
      <style:graphic-properties draw:stroke="solid" svg:stroke-width="0.104cm" svg:stroke-color="#ffd320" draw:stroke-linejoin="round" svg:stroke-linecap="butt" draw:fill="none" fo:padding-top="0.052cm" fo:padding-bottom="0.052cm" fo:padding-left="0.052cm" fo:padding-right="0.052cm"/>
    </style:style>
    <style:style style:name="gr10" style:family="graphic" style:parent-style-name="standard">
      <style:graphic-properties draw:stroke="solid" svg:stroke-width="0cm" svg:stroke-color="#ffd320" draw:stroke-linejoin="round" svg:stroke-linecap="butt" draw:fill="solid" draw:fill-color="#ffd320"/>
    </style:style>
    <style:style style:name="gr11" style:family="graphic" style:parent-style-name="standard">
      <style:graphic-properties draw:stroke="solid" svg:stroke-width="0.104cm" svg:stroke-color="#ff420e" draw:stroke-linejoin="round" svg:stroke-linecap="butt" draw:fill="none" fo:padding-top="0.052cm" fo:padding-bottom="0.052cm" fo:padding-left="0.052cm" fo:padding-right="0.052cm"/>
    </style:style>
    <style:style style:name="gr12" style:family="graphic" style:parent-style-name="standard">
      <style:graphic-properties draw:stroke="solid" svg:stroke-width="0cm" svg:stroke-color="#ff420e" draw:stroke-linejoin="round" svg:stroke-linecap="butt" draw:fill="solid" draw:fill-color="#ff420e"/>
    </style:style>
    <style:style style:name="gr1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14" style:family="graphic" style:parent-style-name="standard">
      <style:graphic-properties draw:stroke="solid" svg:stroke-width="0.104cm" svg:stroke-color="#004586" draw:stroke-linejoin="round" svg:stroke-linecap="butt" draw:fill="none" fo:padding-top="0.052cm" fo:padding-bottom="0.052cm" fo:padding-left="0.052cm" fo:padding-right="0.052cm"/>
    </style:style>
    <style:style style:name="gr15" style:family="graphic" style:parent-style-name="standard">
      <style:graphic-properties draw:stroke="solid" svg:stroke-width="0cm" svg:stroke-color="#004586" draw:stroke-linejoin="round" svg:stroke-linecap="butt" draw:fill="solid" draw:fill-color="#004586"/>
    </style:style>
    <style:style style:name="gr16" style:family="graphic" style:parent-style-name="standard">
      <style:graphic-properties draw:stroke="solid" svg:stroke-width="0.104cm" svg:stroke-color="#83caff" draw:stroke-linejoin="round" svg:stroke-linecap="butt" draw:fill="none" fo:padding-top="0.052cm" fo:padding-bottom="0.052cm" fo:padding-left="0.052cm" fo:padding-right="0.052cm"/>
    </style:style>
    <style:style style:name="gr17" style:family="graphic" style:parent-style-name="standard">
      <style:graphic-properties draw:stroke="solid" svg:stroke-width="0cm" svg:stroke-color="#83caff" draw:stroke-linejoin="round" svg:stroke-linecap="butt" draw:fill="solid" draw:fill-color="#83caff"/>
    </style:style>
    <style:style style:name="gr18" style:family="graphic" style:parent-style-name="standard">
      <style:graphic-properties draw:stroke="solid" svg:stroke-width="0.104cm" svg:stroke-color="#314004" draw:stroke-linejoin="round" svg:stroke-linecap="butt" draw:fill="none" fo:padding-top="0.052cm" fo:padding-bottom="0.052cm" fo:padding-left="0.052cm" fo:padding-right="0.052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solid" draw:fill-color="#ffffff"/>
    </style:style>
    <style:style style:name="P4" style:family="paragraph">
      <loext:graphic-properties draw:fill="none"/>
    </style:style>
    <style:style style:name="P5" style:family="paragraph">
      <loext:graphic-properties draw:fill="solid" draw:fill-color="#314004"/>
    </style:style>
    <style:style style:name="P6" style:family="paragraph">
      <loext:graphic-properties draw:fill="solid" draw:fill-color="#7e0021"/>
    </style:style>
    <style:style style:name="P7" style:family="paragraph">
      <loext:graphic-properties draw:fill="solid" draw:fill-color="#579d1c"/>
    </style:style>
    <style:style style:name="P8" style:family="paragraph">
      <loext:graphic-properties draw:fill="solid" draw:fill-color="#ffd320"/>
    </style:style>
    <style:style style:name="P9" style:family="paragraph">
      <loext:graphic-properties draw:fill="solid" draw:fill-color="#ff420e"/>
    </style:style>
    <style:style style:name="P10" style:family="paragraph">
      <loext:graphic-properties draw:fill="none"/>
      <style:text-properties fo:font-size="10pt" style:font-size-asian="10pt" style:font-size-complex="10pt"/>
    </style:style>
    <style:style style:name="P11" style:family="paragraph">
      <loext:graphic-properties draw:fill="solid" draw:fill-color="#004586"/>
    </style:style>
    <style:style style:name="P12" style:family="paragraph">
      <loext:graphic-properties draw:fill="solid" draw:fill-color="#83caff"/>
    </style:style>
    <style:style style:name="T1" style:family="text">
      <style:text-properties fo:color="#000000" loext:opacity="100%" style:font-name="TimesNewRoman1" fo:font-size="12pt" fo:font-weight="normal" style:font-size-asian="12pt" style:font-weight-asian="normal" style:font-name-complex="TimesNewRoman1" style:font-size-complex="12pt" style:font-weight-complex="normal"/>
    </style:style>
    <style:style style:name="T2" style:family="text">
      <style:text-properties fo:color="#000000" loext:opacity="100%" style:font-name="Arial" fo:font-size="10pt" fo:font-weight="normal" style:font-size-asian="10pt" style:font-weight-asian="normal" style:font-name-complex="Ari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153cm" svg:height="0.471cm" svg:x="10.22cm" svg:y="2.015cm">
          <draw:text-box>
            <text:p text:style-name="P1"><text:span text:style-name="T1">Sheet1</text:span></text:p>
          </draw:text-box>
        </draw:frame>
        <draw:polygon draw:style-name="gr2" draw:text-style-name="P3" draw:layer="layout" svg:width="15.976cm" svg:height="8.999cm" svg:x="2.389cm" svg:y="2.993cm" svg:viewBox="0 0 15977 9000" draw:points="7990,9000 0,9000 0,0 15977,0 15977,9000">
          <text:p/>
        </draw:polygon>
        <draw:polygon draw:style-name="gr3" draw:text-style-name="P4" draw:layer="layout" svg:width="11.742cm" svg:height="8.243cm" svg:x="3.186cm" svg:y="3.371cm" svg:viewBox="0 0 11743 8244" draw:points="5872,8244 0,8244 0,0 11743,0 11743,8244">
          <text:p/>
        </draw:polygon>
        <draw:line draw:style-name="gr3" draw:text-style-name="P4" draw:layer="layout" svg:x1="14.928cm" svg:y1="11.612cm" svg:x2="3.186cm" svg:y2="11.612cm">
          <text:p/>
        </draw:line>
        <draw:line draw:style-name="gr3" draw:text-style-name="P4" draw:layer="layout" svg:x1="14.928cm" svg:y1="10.434cm" svg:x2="3.186cm" svg:y2="10.434cm">
          <text:p/>
        </draw:line>
        <draw:line draw:style-name="gr3" draw:text-style-name="P4" draw:layer="layout" svg:x1="14.928cm" svg:y1="9.256cm" svg:x2="3.186cm" svg:y2="9.256cm">
          <text:p/>
        </draw:line>
        <draw:line draw:style-name="gr3" draw:text-style-name="P4" draw:layer="layout" svg:x1="14.928cm" svg:y1="8.079cm" svg:x2="3.186cm" svg:y2="8.079cm">
          <text:p/>
        </draw:line>
        <draw:line draw:style-name="gr3" draw:text-style-name="P4" draw:layer="layout" svg:x1="14.928cm" svg:y1="6.903cm" svg:x2="3.186cm" svg:y2="6.903cm">
          <text:p/>
        </draw:line>
        <draw:line draw:style-name="gr3" draw:text-style-name="P4" draw:layer="layout" svg:x1="14.928cm" svg:y1="5.726cm" svg:x2="3.186cm" svg:y2="5.726cm">
          <text:p/>
        </draw:line>
        <draw:line draw:style-name="gr3" draw:text-style-name="P4" draw:layer="layout" svg:x1="14.928cm" svg:y1="4.548cm" svg:x2="3.186cm" svg:y2="4.548cm">
          <text:p/>
        </draw:line>
        <draw:line draw:style-name="gr3" draw:text-style-name="P4" draw:layer="layout" svg:x1="14.928cm" svg:y1="3.371cm" svg:x2="3.186cm" svg:y2="3.371cm">
          <text:p/>
        </draw:line>
        <draw:line draw:style-name="gr3" draw:text-style-name="P4" draw:layer="layout" svg:x1="3.186cm" svg:y1="10.584cm" svg:x2="3.186cm" svg:y2="10.434cm">
          <text:p/>
        </draw:line>
        <draw:line draw:style-name="gr3" draw:text-style-name="P4" draw:layer="layout" svg:x1="4.863cm" svg:y1="10.584cm" svg:x2="4.863cm" svg:y2="10.434cm">
          <text:p/>
        </draw:line>
        <draw:line draw:style-name="gr3" draw:text-style-name="P4" draw:layer="layout" svg:x1="6.542cm" svg:y1="10.584cm" svg:x2="6.542cm" svg:y2="10.434cm">
          <text:p/>
        </draw:line>
        <draw:line draw:style-name="gr3" draw:text-style-name="P4" draw:layer="layout" svg:x1="8.219cm" svg:y1="10.584cm" svg:x2="8.219cm" svg:y2="10.434cm">
          <text:p/>
        </draw:line>
        <draw:line draw:style-name="gr3" draw:text-style-name="P4" draw:layer="layout" svg:x1="9.897cm" svg:y1="10.584cm" svg:x2="9.897cm" svg:y2="10.434cm">
          <text:p/>
        </draw:line>
        <draw:line draw:style-name="gr3" draw:text-style-name="P4" draw:layer="layout" svg:x1="11.573cm" svg:y1="10.584cm" svg:x2="11.573cm" svg:y2="10.434cm">
          <text:p/>
        </draw:line>
        <draw:line draw:style-name="gr3" draw:text-style-name="P4" draw:layer="layout" svg:x1="13.251cm" svg:y1="10.584cm" svg:x2="13.251cm" svg:y2="10.434cm">
          <text:p/>
        </draw:line>
        <draw:line draw:style-name="gr3" draw:text-style-name="P4" draw:layer="layout" svg:x1="14.928cm" svg:y1="10.584cm" svg:x2="14.928cm" svg:y2="10.434cm">
          <text:p/>
        </draw:line>
        <draw:line draw:style-name="gr3" draw:text-style-name="P4" draw:layer="layout" svg:x1="3.186cm" svg:y1="10.434cm" svg:x2="14.928cm" svg:y2="10.434cm">
          <text:p/>
        </draw:line>
        <draw:line draw:style-name="gr3" draw:text-style-name="P4" draw:layer="layout" svg:x1="14.778cm" svg:y1="11.612cm" svg:x2="14.928cm" svg:y2="11.612cm">
          <text:p/>
        </draw:line>
        <draw:line draw:style-name="gr3" draw:text-style-name="P4" draw:layer="layout" svg:x1="14.778cm" svg:y1="10.434cm" svg:x2="14.928cm" svg:y2="10.434cm">
          <text:p/>
        </draw:line>
        <draw:line draw:style-name="gr3" draw:text-style-name="P4" draw:layer="layout" svg:x1="14.778cm" svg:y1="9.256cm" svg:x2="14.928cm" svg:y2="9.256cm">
          <text:p/>
        </draw:line>
        <draw:line draw:style-name="gr3" draw:text-style-name="P4" draw:layer="layout" svg:x1="14.778cm" svg:y1="8.079cm" svg:x2="14.928cm" svg:y2="8.079cm">
          <text:p/>
        </draw:line>
        <draw:line draw:style-name="gr3" draw:text-style-name="P4" draw:layer="layout" svg:x1="14.778cm" svg:y1="6.903cm" svg:x2="14.928cm" svg:y2="6.903cm">
          <text:p/>
        </draw:line>
        <draw:line draw:style-name="gr3" draw:text-style-name="P4" draw:layer="layout" svg:x1="14.778cm" svg:y1="5.726cm" svg:x2="14.928cm" svg:y2="5.726cm">
          <text:p/>
        </draw:line>
        <draw:line draw:style-name="gr3" draw:text-style-name="P4" draw:layer="layout" svg:x1="14.778cm" svg:y1="4.548cm" svg:x2="14.928cm" svg:y2="4.548cm">
          <text:p/>
        </draw:line>
        <draw:line draw:style-name="gr3" draw:text-style-name="P4" draw:layer="layout" svg:x1="14.778cm" svg:y1="3.371cm" svg:x2="14.928cm" svg:y2="3.371cm">
          <text:p/>
        </draw:line>
        <draw:line draw:style-name="gr3" draw:text-style-name="P4" draw:layer="layout" svg:x1="14.928cm" svg:y1="11.612cm" svg:x2="14.928cm" svg:y2="3.371cm">
          <text:p/>
        </draw:line>
        <draw:polygon draw:style-name="gr4" draw:text-style-name="P5" draw:layer="layout" svg:width="0.25cm" svg:height="0.251cm" svg:x="8.261cm" svg:y="10.31cm" svg:viewBox="0 0 251 252" draw:points="127,113 14,0 0,14 112,127 0,237 14,252 127,139 237,252 251,237 141,127 251,14 237,0">
          <text:p/>
        </draw:polygon>
        <draw:polyline draw:style-name="gr5" draw:text-style-name="P4" draw:layer="layout" svg:width="8.387cm" svg:height="0cm" svg:x="4.863cm" svg:y="10.434cm" svg:viewBox="0 0 8388 0" draw:points="0,0 168,0 337,0 503,0 672,0 840,0 1007,0 1175,0 1342,0 1510,0 1679,0 1845,0 2014,0 2182,0 2350,0 2517,0 2684,0 2852,0 3020,0 3187,0 3356,0 3524,0 3692,0 3859,0 4027,0 4194,0 4362,0 4531,0 4697,0 4866,0 5034,0 5201,0 5369,0 5536,0 5703,0 5871,0 6038,0 6206,0 6374,0 6543,0 6710,0 6878,0 7046,0 7213,0 7380,0 7548,0 7716,0 7885,0 8051,0 8220,0 8388,0">
          <text:p/>
        </draw:polyline>
        <draw:polygon draw:style-name="gr6" draw:text-style-name="P6" draw:layer="layout" svg:width="0.249cm" svg:height="0.25cm" svg:x="4.739cm" svg:y="10.31cm" svg:viewBox="0 0 250 251" draw:points="0,0 0,251 250,125">
          <text:p/>
        </draw:polygon>
        <draw:polygon draw:style-name="gr6" draw:text-style-name="P6" draw:layer="layout" svg:width="0.251cm" svg:height="0.25cm" svg:x="4.906cm" svg:y="10.31cm" svg:viewBox="0 0 252 251" draw:points="0,0 0,251 252,125">
          <text:p/>
        </draw:polygon>
        <draw:polygon draw:style-name="gr6" draw:text-style-name="P6" draw:layer="layout" svg:width="0.251cm" svg:height="0.25cm" svg:x="5.074cm" svg:y="10.31cm" svg:viewBox="0 0 252 251" draw:points="0,0 0,251 252,125">
          <text:p/>
        </draw:polygon>
        <draw:polygon draw:style-name="gr6" draw:text-style-name="P6" draw:layer="layout" svg:width="0.251cm" svg:height="0.25cm" svg:x="5.241cm" svg:y="10.31cm" svg:viewBox="0 0 252 251" draw:points="0,0 0,251 252,125">
          <text:p/>
        </draw:polygon>
        <draw:polygon draw:style-name="gr6" draw:text-style-name="P6" draw:layer="layout" svg:width="0.251cm" svg:height="0.25cm" svg:x="5.409cm" svg:y="10.31cm" svg:viewBox="0 0 252 251" draw:points="0,0 0,251 252,125">
          <text:p/>
        </draw:polygon>
        <draw:polygon draw:style-name="gr6" draw:text-style-name="P6" draw:layer="layout" svg:width="0.249cm" svg:height="0.25cm" svg:x="5.578cm" svg:y="10.31cm" svg:viewBox="0 0 250 251" draw:points="0,0 0,251 250,125">
          <text:p/>
        </draw:polygon>
        <draw:polygon draw:style-name="gr6" draw:text-style-name="P6" draw:layer="layout" svg:width="0.249cm" svg:height="0.25cm" svg:x="5.746cm" svg:y="10.31cm" svg:viewBox="0 0 250 251" draw:points="0,0 0,251 250,125">
          <text:p/>
        </draw:polygon>
        <draw:polygon draw:style-name="gr6" draw:text-style-name="P6" draw:layer="layout" svg:width="0.249cm" svg:height="0.25cm" svg:x="5.913cm" svg:y="10.31cm" svg:viewBox="0 0 250 251" draw:points="0,0 0,251 250,125">
          <text:p/>
        </draw:polygon>
        <draw:polygon draw:style-name="gr6" draw:text-style-name="P6" draw:layer="layout" svg:width="0.249cm" svg:height="0.25cm" svg:x="6.081cm" svg:y="10.31cm" svg:viewBox="0 0 250 251" draw:points="0,0 0,251 250,125">
          <text:p/>
        </draw:polygon>
        <draw:polygon draw:style-name="gr6" draw:text-style-name="P6" draw:layer="layout" svg:width="0.251cm" svg:height="0.25cm" svg:x="6.248cm" svg:y="10.31cm" svg:viewBox="0 0 252 251" draw:points="0,0 0,251 252,125">
          <text:p/>
        </draw:polygon>
        <draw:polygon draw:style-name="gr6" draw:text-style-name="P6" draw:layer="layout" svg:width="0.251cm" svg:height="0.25cm" svg:x="6.416cm" svg:y="10.31cm" svg:viewBox="0 0 252 251" draw:points="0,0 0,251 252,125">
          <text:p/>
        </draw:polygon>
        <draw:polygon draw:style-name="gr6" draw:text-style-name="P6" draw:layer="layout" svg:width="0.251cm" svg:height="0.25cm" svg:x="6.583cm" svg:y="10.31cm" svg:viewBox="0 0 252 251" draw:points="0,0 0,251 252,125">
          <text:p/>
        </draw:polygon>
        <draw:polygon draw:style-name="gr6" draw:text-style-name="P6" draw:layer="layout" svg:width="0.251cm" svg:height="0.25cm" svg:x="6.751cm" svg:y="10.31cm" svg:viewBox="0 0 252 251" draw:points="0,0 0,251 252,125">
          <text:p/>
        </draw:polygon>
        <draw:polygon draw:style-name="gr6" draw:text-style-name="P6" draw:layer="layout" svg:width="0.25cm" svg:height="0.25cm" svg:x="6.919cm" svg:y="10.31cm" svg:viewBox="0 0 251 251" draw:points="0,0 0,251 251,125">
          <text:p/>
        </draw:polygon>
        <draw:polygon draw:style-name="gr6" draw:text-style-name="P6" draw:layer="layout" svg:width="0.249cm" svg:height="0.25cm" svg:x="7.088cm" svg:y="10.31cm" svg:viewBox="0 0 250 251" draw:points="0,0 0,251 250,125">
          <text:p/>
        </draw:polygon>
        <draw:polygon draw:style-name="gr6" draw:text-style-name="P6" draw:layer="layout" svg:width="0.249cm" svg:height="0.25cm" svg:x="7.255cm" svg:y="10.31cm" svg:viewBox="0 0 250 251" draw:points="0,0 0,251 250,125">
          <text:p/>
        </draw:polygon>
        <draw:polygon draw:style-name="gr6" draw:text-style-name="P6" draw:layer="layout" svg:width="0.249cm" svg:height="0.25cm" svg:x="7.423cm" svg:y="10.31cm" svg:viewBox="0 0 250 251" draw:points="0,0 0,251 250,125">
          <text:p/>
        </draw:polygon>
        <draw:polygon draw:style-name="gr6" draw:text-style-name="P6" draw:layer="layout" svg:width="0.25cm" svg:height="0.25cm" svg:x="7.591cm" svg:y="10.31cm" svg:viewBox="0 0 251 251" draw:points="0,0 0,251 251,125">
          <text:p/>
        </draw:polygon>
        <draw:polygon draw:style-name="gr6" draw:text-style-name="P6" draw:layer="layout" svg:width="0.251cm" svg:height="0.25cm" svg:x="7.758cm" svg:y="10.31cm" svg:viewBox="0 0 252 251" draw:points="0,0 0,251 252,125">
          <text:p/>
        </draw:polygon>
        <draw:polygon draw:style-name="gr6" draw:text-style-name="P6" draw:layer="layout" svg:width="0.251cm" svg:height="0.25cm" svg:x="7.925cm" svg:y="10.31cm" svg:viewBox="0 0 252 251" draw:points="0,0 0,251 252,125">
          <text:p/>
        </draw:polygon>
        <draw:polygon draw:style-name="gr6" draw:text-style-name="P6" draw:layer="layout" svg:width="0.251cm" svg:height="0.25cm" svg:x="8.093cm" svg:y="10.31cm" svg:viewBox="0 0 252 251" draw:points="0,0 0,251 252,125">
          <text:p/>
        </draw:polygon>
        <draw:polygon draw:style-name="gr6" draw:text-style-name="P6" draw:layer="layout" svg:width="0.25cm" svg:height="0.25cm" svg:x="8.261cm" svg:y="10.31cm" svg:viewBox="0 0 251 251" draw:points="0,0 0,251 251,125">
          <text:p/>
        </draw:polygon>
        <draw:polygon draw:style-name="gr6" draw:text-style-name="P6" draw:layer="layout" svg:width="0.249cm" svg:height="0.25cm" svg:x="8.43cm" svg:y="10.31cm" svg:viewBox="0 0 250 251" draw:points="0,0 0,251 250,125">
          <text:p/>
        </draw:polygon>
        <draw:polygon draw:style-name="gr6" draw:text-style-name="P6" draw:layer="layout" svg:width="0.25cm" svg:height="0.25cm" svg:x="8.596cm" svg:y="10.31cm" svg:viewBox="0 0 251 251" draw:points="0,0 0,251 251,125">
          <text:p/>
        </draw:polygon>
        <draw:polygon draw:style-name="gr6" draw:text-style-name="P6" draw:layer="layout" svg:width="0.249cm" svg:height="0.25cm" svg:x="8.765cm" svg:y="10.31cm" svg:viewBox="0 0 250 251" draw:points="0,0 0,251 250,125">
          <text:p/>
        </draw:polygon>
        <draw:polygon draw:style-name="gr6" draw:text-style-name="P6" draw:layer="layout" svg:width="0.25cm" svg:height="0.25cm" svg:x="8.933cm" svg:y="10.31cm" svg:viewBox="0 0 251 251" draw:points="0,0 0,251 251,125">
          <text:p/>
        </draw:polygon>
        <draw:polygon draw:style-name="gr6" draw:text-style-name="P6" draw:layer="layout" svg:width="0.251cm" svg:height="0.25cm" svg:x="9.1cm" svg:y="10.31cm" svg:viewBox="0 0 252 251" draw:points="0,0 0,251 252,125">
          <text:p/>
        </draw:polygon>
        <draw:polygon draw:style-name="gr6" draw:text-style-name="P6" draw:layer="layout" svg:width="0.251cm" svg:height="0.25cm" svg:x="9.268cm" svg:y="10.31cm" svg:viewBox="0 0 252 251" draw:points="0,0 0,251 252,125">
          <text:p/>
        </draw:polygon>
        <draw:polygon draw:style-name="gr6" draw:text-style-name="P6" draw:layer="layout" svg:width="0.251cm" svg:height="0.25cm" svg:x="9.435cm" svg:y="10.31cm" svg:viewBox="0 0 252 251" draw:points="0,0 0,251 252,125">
          <text:p/>
        </draw:polygon>
        <draw:polygon draw:style-name="gr6" draw:text-style-name="P6" draw:layer="layout" svg:width="0.251cm" svg:height="0.25cm" svg:x="9.603cm" svg:y="10.31cm" svg:viewBox="0 0 252 251" draw:points="0,0 0,251 252,125">
          <text:p/>
        </draw:polygon>
        <draw:polygon draw:style-name="gr6" draw:text-style-name="P6" draw:layer="layout" svg:width="0.249cm" svg:height="0.25cm" svg:x="9.772cm" svg:y="10.31cm" svg:viewBox="0 0 250 251" draw:points="0,0 0,251 250,125">
          <text:p/>
        </draw:polygon>
        <draw:polygon draw:style-name="gr6" draw:text-style-name="P6" draw:layer="layout" svg:width="0.249cm" svg:height="0.25cm" svg:x="9.94cm" svg:y="10.31cm" svg:viewBox="0 0 250 251" draw:points="0,0 0,251 250,125">
          <text:p/>
        </draw:polygon>
        <draw:polygon draw:style-name="gr6" draw:text-style-name="P6" draw:layer="layout" svg:width="0.249cm" svg:height="0.25cm" svg:x="10.107cm" svg:y="10.31cm" svg:viewBox="0 0 250 251" draw:points="0,0 0,251 250,125">
          <text:p/>
        </draw:polygon>
        <draw:polygon draw:style-name="gr6" draw:text-style-name="P6" draw:layer="layout" svg:width="0.248cm" svg:height="0.25cm" svg:x="10.275cm" svg:y="10.31cm" svg:viewBox="0 0 249 251" draw:points="0,0 0,251 249,125">
          <text:p/>
        </draw:polygon>
        <draw:polygon draw:style-name="gr6" draw:text-style-name="P6" draw:layer="layout" svg:width="0.249cm" svg:height="0.25cm" svg:x="10.442cm" svg:y="10.31cm" svg:viewBox="0 0 250 251" draw:points="0,0 0,251 250,125">
          <text:p/>
        </draw:polygon>
        <draw:polygon draw:style-name="gr6" draw:text-style-name="P6" draw:layer="layout" svg:width="0.25cm" svg:height="0.25cm" svg:x="10.61cm" svg:y="10.31cm" svg:viewBox="0 0 251 251" draw:points="0,0 0,251 251,125">
          <text:p/>
        </draw:polygon>
        <draw:polygon draw:style-name="gr6" draw:text-style-name="P6" draw:layer="layout" svg:width="0.249cm" svg:height="0.25cm" svg:x="10.777cm" svg:y="10.31cm" svg:viewBox="0 0 250 251" draw:points="0,0 0,251 250,125">
          <text:p/>
        </draw:polygon>
        <draw:polygon draw:style-name="gr6" draw:text-style-name="P6" draw:layer="layout" svg:width="0.25cm" svg:height="0.25cm" svg:x="10.945cm" svg:y="10.31cm" svg:viewBox="0 0 251 251" draw:points="0,0 0,251 251,125">
          <text:p/>
        </draw:polygon>
        <draw:polygon draw:style-name="gr6" draw:text-style-name="P6" draw:layer="layout" svg:width="0.251cm" svg:height="0.25cm" svg:x="11.112cm" svg:y="10.31cm" svg:viewBox="0 0 252 251" draw:points="0,0 0,251 252,125">
          <text:p/>
        </draw:polygon>
        <draw:polygon draw:style-name="gr6" draw:text-style-name="P6" draw:layer="layout" svg:width="0.251cm" svg:height="0.25cm" svg:x="11.28cm" svg:y="10.31cm" svg:viewBox="0 0 252 251" draw:points="0,0 0,251 252,125">
          <text:p/>
        </draw:polygon>
        <draw:polygon draw:style-name="gr6" draw:text-style-name="P6" draw:layer="layout" svg:width="0.251cm" svg:height="0.25cm" svg:x="11.447cm" svg:y="10.31cm" svg:viewBox="0 0 252 251" draw:points="0,0 0,251 252,125">
          <text:p/>
        </draw:polygon>
        <draw:polygon draw:style-name="gr6" draw:text-style-name="P6" draw:layer="layout" svg:width="0.25cm" svg:height="0.25cm" svg:x="11.615cm" svg:y="10.31cm" svg:viewBox="0 0 251 251" draw:points="0,0 0,251 251,125">
          <text:p/>
        </draw:polygon>
        <draw:polygon draw:style-name="gr6" draw:text-style-name="P6" draw:layer="layout" svg:width="0.249cm" svg:height="0.25cm" svg:x="11.784cm" svg:y="10.31cm" svg:viewBox="0 0 250 251" draw:points="0,0 0,251 250,125">
          <text:p/>
        </draw:polygon>
        <draw:polygon draw:style-name="gr6" draw:text-style-name="P6" draw:layer="layout" svg:width="0.249cm" svg:height="0.25cm" svg:x="11.952cm" svg:y="10.31cm" svg:viewBox="0 0 250 251" draw:points="0,0 0,251 250,125">
          <text:p/>
        </draw:polygon>
        <draw:polygon draw:style-name="gr6" draw:text-style-name="P6" draw:layer="layout" svg:width="0.249cm" svg:height="0.25cm" svg:x="12.119cm" svg:y="10.31cm" svg:viewBox="0 0 250 251" draw:points="0,0 0,251 250,125">
          <text:p/>
        </draw:polygon>
        <draw:polygon draw:style-name="gr6" draw:text-style-name="P6" draw:layer="layout" svg:width="0.25cm" svg:height="0.25cm" svg:x="12.287cm" svg:y="10.31cm" svg:viewBox="0 0 251 251" draw:points="0,0 0,251 251,125">
          <text:p/>
        </draw:polygon>
        <draw:polygon draw:style-name="gr6" draw:text-style-name="P6" draw:layer="layout" svg:width="0.251cm" svg:height="0.25cm" svg:x="12.454cm" svg:y="10.31cm" svg:viewBox="0 0 252 251" draw:points="0,0 0,251 252,125">
          <text:p/>
        </draw:polygon>
        <draw:polygon draw:style-name="gr6" draw:text-style-name="P6" draw:layer="layout" svg:width="0.251cm" svg:height="0.25cm" svg:x="12.622cm" svg:y="10.31cm" svg:viewBox="0 0 252 251" draw:points="0,0 0,251 252,125">
          <text:p/>
        </draw:polygon>
        <draw:polygon draw:style-name="gr6" draw:text-style-name="P6" draw:layer="layout" svg:width="0.251cm" svg:height="0.25cm" svg:x="12.789cm" svg:y="10.31cm" svg:viewBox="0 0 252 251" draw:points="0,0 0,251 252,125">
          <text:p/>
        </draw:polygon>
        <draw:polygon draw:style-name="gr6" draw:text-style-name="P6" draw:layer="layout" svg:width="0.251cm" svg:height="0.25cm" svg:x="12.957cm" svg:y="10.31cm" svg:viewBox="0 0 252 251" draw:points="0,0 0,251 252,125">
          <text:p/>
        </draw:polygon>
        <draw:polygon draw:style-name="gr6" draw:text-style-name="P6" draw:layer="layout" svg:width="0.249cm" svg:height="0.25cm" svg:x="13.126cm" svg:y="10.31cm" svg:viewBox="0 0 250 251" draw:points="0,0 0,251 250,125">
          <text:p/>
        </draw:polygon>
        <draw:polyline draw:style-name="gr7" draw:text-style-name="P4" draw:layer="layout" svg:width="8.387cm" svg:height="0cm" svg:x="4.863cm" svg:y="10.431cm" svg:viewBox="0 0 8388 0" draw:points="0,0 168,0 337,0 503,0 672,0 840,0 1007,0 1175,0 1342,0 1510,0 1679,0 1845,0 2014,0 2182,0 2350,0 2517,0 2684,0 2852,0 3020,0 3187,0 3356,0 3524,0 3692,0 3859,0 4027,0 4194,0 4362,0 4531,0 4697,0 4866,0 5034,0 5201,0 5369,0 5536,0 5703,0 5871,0 6038,0 6206,0 6374,0 6543,0 6710,0 6878,0 7046,0 7213,0 7380,0 7548,0 7716,0 7885,0 8051,0 8220,0 8388,0">
          <text:p/>
        </draw:polyline>
        <draw:polygon draw:style-name="gr8" draw:text-style-name="P7" draw:layer="layout" svg:width="0.249cm" svg:height="0.249cm" svg:x="4.739cm" svg:y="10.306cm" svg:viewBox="0 0 250 250" draw:points="0,250 250,250 125,0">
          <text:p/>
        </draw:polygon>
        <draw:polygon draw:style-name="gr8" draw:text-style-name="P7" draw:layer="layout" svg:width="0.251cm" svg:height="0.249cm" svg:x="4.906cm" svg:y="10.306cm" svg:viewBox="0 0 252 250" draw:points="0,250 252,250 125,0">
          <text:p/>
        </draw:polygon>
        <draw:polygon draw:style-name="gr8" draw:text-style-name="P7" draw:layer="layout" svg:width="0.251cm" svg:height="0.249cm" svg:x="5.074cm" svg:y="10.306cm" svg:viewBox="0 0 252 250" draw:points="0,250 252,250 127,0">
          <text:p/>
        </draw:polygon>
        <draw:polygon draw:style-name="gr8" draw:text-style-name="P7" draw:layer="layout" svg:width="0.251cm" svg:height="0.249cm" svg:x="5.241cm" svg:y="10.306cm" svg:viewBox="0 0 252 250" draw:points="0,250 252,250 125,0">
          <text:p/>
        </draw:polygon>
        <draw:polygon draw:style-name="gr8" draw:text-style-name="P7" draw:layer="layout" svg:width="0.251cm" svg:height="0.249cm" svg:x="5.409cm" svg:y="10.306cm" svg:viewBox="0 0 252 250" draw:points="0,250 252,250 126,0">
          <text:p/>
        </draw:polygon>
        <draw:polygon draw:style-name="gr8" draw:text-style-name="P7" draw:layer="layout" svg:width="0.249cm" svg:height="0.249cm" svg:x="5.578cm" svg:y="10.306cm" svg:viewBox="0 0 250 250" draw:points="0,250 250,250 126,0">
          <text:p/>
        </draw:polygon>
        <draw:polygon draw:style-name="gr8" draw:text-style-name="P7" draw:layer="layout" svg:width="0.249cm" svg:height="0.249cm" svg:x="5.746cm" svg:y="10.306cm" svg:viewBox="0 0 250 250" draw:points="0,250 250,250 125,0">
          <text:p/>
        </draw:polygon>
        <draw:polygon draw:style-name="gr8" draw:text-style-name="P7" draw:layer="layout" svg:width="0.249cm" svg:height="0.249cm" svg:x="5.913cm" svg:y="10.306cm" svg:viewBox="0 0 250 250" draw:points="0,250 250,250 125,0">
          <text:p/>
        </draw:polygon>
        <draw:polygon draw:style-name="gr8" draw:text-style-name="P7" draw:layer="layout" svg:width="0.249cm" svg:height="0.249cm" svg:x="6.081cm" svg:y="10.306cm" svg:viewBox="0 0 250 250" draw:points="0,250 250,250 125,0">
          <text:p/>
        </draw:polygon>
        <draw:polygon draw:style-name="gr8" draw:text-style-name="P7" draw:layer="layout" svg:width="0.251cm" svg:height="0.249cm" svg:x="6.248cm" svg:y="10.306cm" svg:viewBox="0 0 252 250" draw:points="0,250 252,250 125,0">
          <text:p/>
        </draw:polygon>
        <draw:polygon draw:style-name="gr8" draw:text-style-name="P7" draw:layer="layout" svg:width="0.251cm" svg:height="0.249cm" svg:x="6.416cm" svg:y="10.306cm" svg:viewBox="0 0 252 250" draw:points="0,250 252,250 126,0">
          <text:p/>
        </draw:polygon>
        <draw:polygon draw:style-name="gr8" draw:text-style-name="P7" draw:layer="layout" svg:width="0.251cm" svg:height="0.249cm" svg:x="6.583cm" svg:y="10.306cm" svg:viewBox="0 0 252 250" draw:points="0,250 252,250 126,0">
          <text:p/>
        </draw:polygon>
        <draw:polygon draw:style-name="gr8" draw:text-style-name="P7" draw:layer="layout" svg:width="0.251cm" svg:height="0.249cm" svg:x="6.751cm" svg:y="10.306cm" svg:viewBox="0 0 252 250" draw:points="0,250 252,250 127,0">
          <text:p/>
        </draw:polygon>
        <draw:polygon draw:style-name="gr8" draw:text-style-name="P7" draw:layer="layout" svg:width="0.25cm" svg:height="0.249cm" svg:x="6.919cm" svg:y="10.306cm" svg:viewBox="0 0 251 250" draw:points="0,250 251,250 126,0">
          <text:p/>
        </draw:polygon>
        <draw:polygon draw:style-name="gr8" draw:text-style-name="P7" draw:layer="layout" svg:width="0.249cm" svg:height="0.249cm" svg:x="7.088cm" svg:y="10.306cm" svg:viewBox="0 0 250 250" draw:points="0,250 250,250 126,0">
          <text:p/>
        </draw:polygon>
        <draw:polygon draw:style-name="gr8" draw:text-style-name="P7" draw:layer="layout" svg:width="0.249cm" svg:height="0.249cm" svg:x="7.255cm" svg:y="10.306cm" svg:viewBox="0 0 250 250" draw:points="0,250 250,250 126,0">
          <text:p/>
        </draw:polygon>
        <draw:polygon draw:style-name="gr8" draw:text-style-name="P7" draw:layer="layout" svg:width="0.249cm" svg:height="0.249cm" svg:x="7.423cm" svg:y="10.306cm" svg:viewBox="0 0 250 250" draw:points="0,250 250,250 124,0">
          <text:p/>
        </draw:polygon>
        <draw:polygon draw:style-name="gr8" draw:text-style-name="P7" draw:layer="layout" svg:width="0.25cm" svg:height="0.249cm" svg:x="7.591cm" svg:y="10.306cm" svg:viewBox="0 0 251 250" draw:points="0,250 251,250 125,0">
          <text:p/>
        </draw:polygon>
        <draw:polygon draw:style-name="gr8" draw:text-style-name="P7" draw:layer="layout" svg:width="0.251cm" svg:height="0.249cm" svg:x="7.758cm" svg:y="10.306cm" svg:viewBox="0 0 252 250" draw:points="0,250 252,250 126,0">
          <text:p/>
        </draw:polygon>
        <draw:polygon draw:style-name="gr8" draw:text-style-name="P7" draw:layer="layout" svg:width="0.251cm" svg:height="0.249cm" svg:x="7.925cm" svg:y="10.306cm" svg:viewBox="0 0 252 250" draw:points="0,250 252,250 125,0">
          <text:p/>
        </draw:polygon>
        <draw:polygon draw:style-name="gr8" draw:text-style-name="P7" draw:layer="layout" svg:width="0.251cm" svg:height="0.249cm" svg:x="8.093cm" svg:y="10.306cm" svg:viewBox="0 0 252 250" draw:points="0,250 252,250 127,0">
          <text:p/>
        </draw:polygon>
        <draw:polygon draw:style-name="gr8" draw:text-style-name="P7" draw:layer="layout" svg:width="0.25cm" svg:height="0.249cm" svg:x="8.261cm" svg:y="10.306cm" svg:viewBox="0 0 251 250" draw:points="0,250 251,250 127,0">
          <text:p/>
        </draw:polygon>
        <draw:polygon draw:style-name="gr8" draw:text-style-name="P7" draw:layer="layout" svg:width="0.249cm" svg:height="0.249cm" svg:x="8.43cm" svg:y="10.306cm" svg:viewBox="0 0 250 250" draw:points="0,250 250,250 125,0">
          <text:p/>
        </draw:polygon>
        <draw:polygon draw:style-name="gr8" draw:text-style-name="P7" draw:layer="layout" svg:width="0.25cm" svg:height="0.249cm" svg:x="8.596cm" svg:y="10.306cm" svg:viewBox="0 0 251 250" draw:points="0,250 251,250 127,0">
          <text:p/>
        </draw:polygon>
        <draw:polygon draw:style-name="gr8" draw:text-style-name="P7" draw:layer="layout" svg:width="0.249cm" svg:height="0.249cm" svg:x="8.765cm" svg:y="10.306cm" svg:viewBox="0 0 250 250" draw:points="0,250 250,250 126,0">
          <text:p/>
        </draw:polygon>
        <draw:polygon draw:style-name="gr8" draw:text-style-name="P7" draw:layer="layout" svg:width="0.25cm" svg:height="0.249cm" svg:x="8.933cm" svg:y="10.306cm" svg:viewBox="0 0 251 250" draw:points="0,250 251,250 124,0">
          <text:p/>
        </draw:polygon>
        <draw:polygon draw:style-name="gr8" draw:text-style-name="P7" draw:layer="layout" svg:width="0.251cm" svg:height="0.249cm" svg:x="9.1cm" svg:y="10.306cm" svg:viewBox="0 0 252 250" draw:points="0,250 252,250 126,0">
          <text:p/>
        </draw:polygon>
        <draw:polygon draw:style-name="gr8" draw:text-style-name="P7" draw:layer="layout" svg:width="0.251cm" svg:height="0.249cm" svg:x="9.268cm" svg:y="10.306cm" svg:viewBox="0 0 252 250" draw:points="0,250 252,250 127,0">
          <text:p/>
        </draw:polygon>
        <draw:polygon draw:style-name="gr8" draw:text-style-name="P7" draw:layer="layout" svg:width="0.251cm" svg:height="0.249cm" svg:x="9.435cm" svg:y="10.306cm" svg:viewBox="0 0 252 250" draw:points="0,250 252,250 125,0">
          <text:p/>
        </draw:polygon>
        <draw:polygon draw:style-name="gr8" draw:text-style-name="P7" draw:layer="layout" svg:width="0.251cm" svg:height="0.249cm" svg:x="9.603cm" svg:y="10.306cm" svg:viewBox="0 0 252 250" draw:points="0,250 252,250 127,0">
          <text:p/>
        </draw:polygon>
        <draw:polygon draw:style-name="gr8" draw:text-style-name="P7" draw:layer="layout" svg:width="0.249cm" svg:height="0.249cm" svg:x="9.772cm" svg:y="10.306cm" svg:viewBox="0 0 250 250" draw:points="0,250 250,250 126,0">
          <text:p/>
        </draw:polygon>
        <draw:polygon draw:style-name="gr8" draw:text-style-name="P7" draw:layer="layout" svg:width="0.249cm" svg:height="0.249cm" svg:x="9.94cm" svg:y="10.306cm" svg:viewBox="0 0 250 250" draw:points="0,250 250,250 124,0">
          <text:p/>
        </draw:polygon>
        <draw:polygon draw:style-name="gr8" draw:text-style-name="P7" draw:layer="layout" svg:width="0.249cm" svg:height="0.249cm" svg:x="10.107cm" svg:y="10.306cm" svg:viewBox="0 0 250 250" draw:points="0,250 250,250 125,0">
          <text:p/>
        </draw:polygon>
        <draw:polygon draw:style-name="gr8" draw:text-style-name="P7" draw:layer="layout" svg:width="0.248cm" svg:height="0.249cm" svg:x="10.275cm" svg:y="10.306cm" svg:viewBox="0 0 249 250" draw:points="0,250 249,250 125,0">
          <text:p/>
        </draw:polygon>
        <draw:polygon draw:style-name="gr8" draw:text-style-name="P7" draw:layer="layout" svg:width="0.249cm" svg:height="0.249cm" svg:x="10.442cm" svg:y="10.306cm" svg:viewBox="0 0 250 250" draw:points="0,250 250,250 124,0">
          <text:p/>
        </draw:polygon>
        <draw:polygon draw:style-name="gr8" draw:text-style-name="P7" draw:layer="layout" svg:width="0.25cm" svg:height="0.249cm" svg:x="10.61cm" svg:y="10.306cm" svg:viewBox="0 0 251 250" draw:points="0,250 251,250 125,0">
          <text:p/>
        </draw:polygon>
        <draw:polygon draw:style-name="gr8" draw:text-style-name="P7" draw:layer="layout" svg:width="0.249cm" svg:height="0.249cm" svg:x="10.777cm" svg:y="10.306cm" svg:viewBox="0 0 250 250" draw:points="0,250 250,250 125,0">
          <text:p/>
        </draw:polygon>
        <draw:polygon draw:style-name="gr8" draw:text-style-name="P7" draw:layer="layout" svg:width="0.25cm" svg:height="0.249cm" svg:x="10.945cm" svg:y="10.306cm" svg:viewBox="0 0 251 250" draw:points="0,250 251,250 124,0">
          <text:p/>
        </draw:polygon>
        <draw:polygon draw:style-name="gr8" draw:text-style-name="P7" draw:layer="layout" svg:width="0.251cm" svg:height="0.249cm" svg:x="11.112cm" svg:y="10.306cm" svg:viewBox="0 0 252 250" draw:points="0,250 252,250 126,0">
          <text:p/>
        </draw:polygon>
        <draw:polygon draw:style-name="gr8" draw:text-style-name="P7" draw:layer="layout" svg:width="0.251cm" svg:height="0.249cm" svg:x="11.28cm" svg:y="10.306cm" svg:viewBox="0 0 252 250" draw:points="0,250 252,250 127,0">
          <text:p/>
        </draw:polygon>
        <draw:polygon draw:style-name="gr8" draw:text-style-name="P7" draw:layer="layout" svg:width="0.251cm" svg:height="0.249cm" svg:x="11.447cm" svg:y="10.306cm" svg:viewBox="0 0 252 250" draw:points="0,250 252,250 126,0">
          <text:p/>
        </draw:polygon>
        <draw:polygon draw:style-name="gr8" draw:text-style-name="P7" draw:layer="layout" svg:width="0.25cm" svg:height="0.249cm" svg:x="11.615cm" svg:y="10.306cm" svg:viewBox="0 0 251 250" draw:points="0,250 251,250 127,0">
          <text:p/>
        </draw:polygon>
        <draw:polygon draw:style-name="gr8" draw:text-style-name="P7" draw:layer="layout" svg:width="0.249cm" svg:height="0.249cm" svg:x="11.784cm" svg:y="10.306cm" svg:viewBox="0 0 250 250" draw:points="0,250 250,250 126,0">
          <text:p/>
        </draw:polygon>
        <draw:polygon draw:style-name="gr8" draw:text-style-name="P7" draw:layer="layout" svg:width="0.249cm" svg:height="0.249cm" svg:x="11.952cm" svg:y="10.306cm" svg:viewBox="0 0 250 250" draw:points="0,250 250,250 124,0">
          <text:p/>
        </draw:polygon>
        <draw:polygon draw:style-name="gr8" draw:text-style-name="P7" draw:layer="layout" svg:width="0.249cm" svg:height="0.249cm" svg:x="12.119cm" svg:y="10.306cm" svg:viewBox="0 0 250 250" draw:points="0,250 250,250 124,0">
          <text:p/>
        </draw:polygon>
        <draw:polygon draw:style-name="gr8" draw:text-style-name="P7" draw:layer="layout" svg:width="0.25cm" svg:height="0.249cm" svg:x="12.287cm" svg:y="10.306cm" svg:viewBox="0 0 251 250" draw:points="0,250 251,250 125,0">
          <text:p/>
        </draw:polygon>
        <draw:polygon draw:style-name="gr8" draw:text-style-name="P7" draw:layer="layout" svg:width="0.251cm" svg:height="0.249cm" svg:x="12.454cm" svg:y="10.306cm" svg:viewBox="0 0 252 250" draw:points="0,250 252,250 125,0">
          <text:p/>
        </draw:polygon>
        <draw:polygon draw:style-name="gr8" draw:text-style-name="P7" draw:layer="layout" svg:width="0.251cm" svg:height="0.249cm" svg:x="12.622cm" svg:y="10.306cm" svg:viewBox="0 0 252 250" draw:points="0,250 252,250 127,0">
          <text:p/>
        </draw:polygon>
        <draw:polygon draw:style-name="gr8" draw:text-style-name="P7" draw:layer="layout" svg:width="0.251cm" svg:height="0.249cm" svg:x="12.789cm" svg:y="10.306cm" svg:viewBox="0 0 252 250" draw:points="0,250 252,250 126,0">
          <text:p/>
        </draw:polygon>
        <draw:polygon draw:style-name="gr8" draw:text-style-name="P7" draw:layer="layout" svg:width="0.251cm" svg:height="0.249cm" svg:x="12.957cm" svg:y="10.306cm" svg:viewBox="0 0 252 250" draw:points="0,250 252,250 126,0">
          <text:p/>
        </draw:polygon>
        <draw:polygon draw:style-name="gr8" draw:text-style-name="P7" draw:layer="layout" svg:width="0.249cm" svg:height="0.249cm" svg:x="13.126cm" svg:y="10.306cm" svg:viewBox="0 0 250 250" draw:points="0,250 250,250 125,0">
          <text:p/>
        </draw:polygon>
        <draw:polyline draw:style-name="gr9" draw:text-style-name="P4" draw:layer="layout" svg:width="8.388cm" svg:height="0.009cm" svg:x="4.863cm" svg:y="10.607cm" svg:viewBox="0 0 8389 10" draw:points="0,10 168,9 337,9 503,9 672,9 840,9 1007,9 1175,7 1342,7 1510,7 1679,7 1845,7 2014,7 2182,7 2350,7 2517,7 2684,7 2852,7 3020,6 3187,6 3356,6 3524,6 3692,6 3859,6 4027,3 4194,3 4362,3 4531,3 4697,3 4866,3 5034,3 5201,3 5369,3 5536,3 5703,3 5871,2 6038,2 6206,2 6374,2 6543,2 6710,2 6878,0 7046,0 7213,0 7380,0 7548,0 7716,0 7886,0 8052,0 8221,0 8389,0">
          <text:p/>
        </draw:polyline>
        <draw:polygon draw:style-name="gr10" draw:text-style-name="P8" draw:layer="layout" svg:width="0.249cm" svg:height="0.051cm" svg:x="4.739cm" svg:y="10.59cm" svg:viewBox="0 0 250 52" draw:points="0,0 250,0 250,52 0,52">
          <text:p/>
        </draw:polygon>
        <draw:polygon draw:style-name="gr10" draw:text-style-name="P8" draw:layer="layout" svg:width="0.251cm" svg:height="0.049cm" svg:x="4.906cm" svg:y="10.59cm" svg:viewBox="0 0 252 50" draw:points="0,0 252,0 252,50 0,50">
          <text:p/>
        </draw:polygon>
        <draw:polygon draw:style-name="gr10" draw:text-style-name="P8" draw:layer="layout" svg:width="0.251cm" svg:height="0.049cm" svg:x="5.074cm" svg:y="10.59cm" svg:viewBox="0 0 252 50" draw:points="0,0 252,0 252,50 0,50">
          <text:p/>
        </draw:polygon>
        <draw:polygon draw:style-name="gr10" draw:text-style-name="P8" draw:layer="layout" svg:width="0.251cm" svg:height="0.049cm" svg:x="5.241cm" svg:y="10.59cm" svg:viewBox="0 0 252 50" draw:points="0,0 252,0 252,50 0,50">
          <text:p/>
        </draw:polygon>
        <draw:polygon draw:style-name="gr10" draw:text-style-name="P8" draw:layer="layout" svg:width="0.251cm" svg:height="0.049cm" svg:x="5.409cm" svg:y="10.59cm" svg:viewBox="0 0 252 50" draw:points="0,0 252,0 252,50 0,50">
          <text:p/>
        </draw:polygon>
        <draw:polygon draw:style-name="gr10" draw:text-style-name="P8" draw:layer="layout" svg:width="0.249cm" svg:height="0.049cm" svg:x="5.578cm" svg:y="10.59cm" svg:viewBox="0 0 250 50" draw:points="0,0 250,0 250,50 0,50">
          <text:p/>
        </draw:polygon>
        <draw:polygon draw:style-name="gr10" draw:text-style-name="P8" draw:layer="layout" svg:width="0.249cm" svg:height="0.049cm" svg:x="5.746cm" svg:y="10.59cm" svg:viewBox="0 0 250 50" draw:points="0,0 250,0 250,50 0,50">
          <text:p/>
        </draw:polygon>
        <draw:polygon draw:style-name="gr10" draw:text-style-name="P8" draw:layer="layout" svg:width="0.249cm" svg:height="0.05cm" svg:x="5.913cm" svg:y="10.589cm" svg:viewBox="0 0 250 51" draw:points="0,0 250,0 250,51 0,51">
          <text:p/>
        </draw:polygon>
        <draw:polygon draw:style-name="gr10" draw:text-style-name="P8" draw:layer="layout" svg:width="0.249cm" svg:height="0.05cm" svg:x="6.081cm" svg:y="10.589cm" svg:viewBox="0 0 250 51" draw:points="0,0 250,0 250,51 0,51">
          <text:p/>
        </draw:polygon>
        <draw:polygon draw:style-name="gr10" draw:text-style-name="P8" draw:layer="layout" svg:width="0.251cm" svg:height="0.05cm" svg:x="6.248cm" svg:y="10.589cm" svg:viewBox="0 0 252 51" draw:points="0,0 252,0 252,51 0,51">
          <text:p/>
        </draw:polygon>
        <draw:polygon draw:style-name="gr10" draw:text-style-name="P8" draw:layer="layout" svg:width="0.251cm" svg:height="0.05cm" svg:x="6.416cm" svg:y="10.589cm" svg:viewBox="0 0 252 51" draw:points="0,0 252,0 252,51 0,51">
          <text:p/>
        </draw:polygon>
        <draw:polygon draw:style-name="gr10" draw:text-style-name="P8" draw:layer="layout" svg:width="0.251cm" svg:height="0.05cm" svg:x="6.583cm" svg:y="10.589cm" svg:viewBox="0 0 252 51" draw:points="0,0 252,0 252,51 0,51">
          <text:p/>
        </draw:polygon>
        <draw:polygon draw:style-name="gr10" draw:text-style-name="P8" draw:layer="layout" svg:width="0.251cm" svg:height="0.051cm" svg:x="6.751cm" svg:y="10.587cm" svg:viewBox="0 0 252 52" draw:points="0,0 252,0 252,52 0,52">
          <text:p/>
        </draw:polygon>
        <draw:polygon draw:style-name="gr10" draw:text-style-name="P8" draw:layer="layout" svg:width="0.25cm" svg:height="0.051cm" svg:x="6.919cm" svg:y="10.587cm" svg:viewBox="0 0 251 52" draw:points="0,0 251,0 251,52 0,52">
          <text:p/>
        </draw:polygon>
        <draw:polygon draw:style-name="gr10" draw:text-style-name="P8" draw:layer="layout" svg:width="0.249cm" svg:height="0.051cm" svg:x="7.088cm" svg:y="10.587cm" svg:viewBox="0 0 250 52" draw:points="0,0 250,0 250,52 0,52">
          <text:p/>
        </draw:polygon>
        <draw:polygon draw:style-name="gr10" draw:text-style-name="P8" draw:layer="layout" svg:width="0.249cm" svg:height="0.051cm" svg:x="7.255cm" svg:y="10.587cm" svg:viewBox="0 0 250 52" draw:points="0,0 250,0 250,52 0,52">
          <text:p/>
        </draw:polygon>
        <draw:polygon draw:style-name="gr10" draw:text-style-name="P8" draw:layer="layout" svg:width="0.249cm" svg:height="0.051cm" svg:x="7.423cm" svg:y="10.587cm" svg:viewBox="0 0 250 52" draw:points="0,0 250,0 250,52 0,52">
          <text:p/>
        </draw:polygon>
        <draw:polygon draw:style-name="gr10" draw:text-style-name="P8" draw:layer="layout" svg:width="0.25cm" svg:height="0.051cm" svg:x="7.591cm" svg:y="10.587cm" svg:viewBox="0 0 251 52" draw:points="0,0 251,0 251,52 0,52">
          <text:p/>
        </draw:polygon>
        <draw:polygon draw:style-name="gr10" draw:text-style-name="P8" draw:layer="layout" svg:width="0.251cm" svg:height="0.049cm" svg:x="7.758cm" svg:y="10.587cm" svg:viewBox="0 0 252 50" draw:points="0,0 252,0 252,50 0,50">
          <text:p/>
        </draw:polygon>
        <draw:polygon draw:style-name="gr10" draw:text-style-name="P8" draw:layer="layout" svg:width="0.251cm" svg:height="0.049cm" svg:x="7.925cm" svg:y="10.587cm" svg:viewBox="0 0 252 50" draw:points="0,0 252,0 252,50 0,50">
          <text:p/>
        </draw:polygon>
        <draw:polygon draw:style-name="gr10" draw:text-style-name="P8" draw:layer="layout" svg:width="0.251cm" svg:height="0.049cm" svg:x="8.093cm" svg:y="10.587cm" svg:viewBox="0 0 252 50" draw:points="0,0 252,0 252,50 0,50">
          <text:p/>
        </draw:polygon>
        <draw:polygon draw:style-name="gr10" draw:text-style-name="P8" draw:layer="layout" svg:width="0.25cm" svg:height="0.049cm" svg:x="8.261cm" svg:y="10.587cm" svg:viewBox="0 0 251 50" draw:points="0,0 251,0 251,50 0,50">
          <text:p/>
        </draw:polygon>
        <draw:polygon draw:style-name="gr10" draw:text-style-name="P8" draw:layer="layout" svg:width="0.249cm" svg:height="0.049cm" svg:x="8.43cm" svg:y="10.587cm" svg:viewBox="0 0 250 50" draw:points="0,0 250,0 250,50 0,50">
          <text:p/>
        </draw:polygon>
        <draw:polygon draw:style-name="gr10" draw:text-style-name="P8" draw:layer="layout" svg:width="0.25cm" svg:height="0.049cm" svg:x="8.596cm" svg:y="10.587cm" svg:viewBox="0 0 251 50" draw:points="0,0 251,0 251,50 0,50">
          <text:p/>
        </draw:polygon>
        <draw:polygon draw:style-name="gr10" draw:text-style-name="P8" draw:layer="layout" svg:width="0.249cm" svg:height="0.05cm" svg:x="8.765cm" svg:y="10.586cm" svg:viewBox="0 0 250 51" draw:points="0,0 250,0 250,51 0,51">
          <text:p/>
        </draw:polygon>
        <draw:polygon draw:style-name="gr10" draw:text-style-name="P8" draw:layer="layout" svg:width="0.25cm" svg:height="0.05cm" svg:x="8.933cm" svg:y="10.586cm" svg:viewBox="0 0 251 51" draw:points="0,0 251,0 251,51 0,51">
          <text:p/>
        </draw:polygon>
        <draw:polygon draw:style-name="gr10" draw:text-style-name="P8" draw:layer="layout" svg:width="0.251cm" svg:height="0.05cm" svg:x="9.1cm" svg:y="10.586cm" svg:viewBox="0 0 252 51" draw:points="0,0 252,0 252,51 0,51">
          <text:p/>
        </draw:polygon>
        <draw:polygon draw:style-name="gr10" draw:text-style-name="P8" draw:layer="layout" svg:width="0.251cm" svg:height="0.05cm" svg:x="9.268cm" svg:y="10.586cm" svg:viewBox="0 0 252 51" draw:points="0,0 252,0 252,51 0,51">
          <text:p/>
        </draw:polygon>
        <draw:polygon draw:style-name="gr10" draw:text-style-name="P8" draw:layer="layout" svg:width="0.251cm" svg:height="0.05cm" svg:x="9.435cm" svg:y="10.586cm" svg:viewBox="0 0 252 51" draw:points="0,0 252,0 252,51 0,51">
          <text:p/>
        </draw:polygon>
        <draw:polygon draw:style-name="gr10" draw:text-style-name="P8" draw:layer="layout" svg:width="0.251cm" svg:height="0.051cm" svg:x="9.603cm" svg:y="10.584cm" svg:viewBox="0 0 252 52" draw:points="0,0 252,0 252,52 0,52">
          <text:p/>
        </draw:polygon>
        <draw:polygon draw:style-name="gr10" draw:text-style-name="P8" draw:layer="layout" svg:width="0.249cm" svg:height="0.051cm" svg:x="9.772cm" svg:y="10.584cm" svg:viewBox="0 0 250 52" draw:points="0,0 250,0 250,52 0,52">
          <text:p/>
        </draw:polygon>
        <draw:polygon draw:style-name="gr10" draw:text-style-name="P8" draw:layer="layout" svg:width="0.249cm" svg:height="0.051cm" svg:x="9.94cm" svg:y="10.584cm" svg:viewBox="0 0 250 52" draw:points="0,0 250,0 250,52 0,52">
          <text:p/>
        </draw:polygon>
        <draw:polygon draw:style-name="gr10" draw:text-style-name="P8" draw:layer="layout" svg:width="0.249cm" svg:height="0.051cm" svg:x="10.107cm" svg:y="10.584cm" svg:viewBox="0 0 250 52" draw:points="0,0 250,0 250,52 0,52">
          <text:p/>
        </draw:polygon>
        <draw:polygon draw:style-name="gr10" draw:text-style-name="P8" draw:layer="layout" svg:width="0.248cm" svg:height="0.051cm" svg:x="10.275cm" svg:y="10.584cm" svg:viewBox="0 0 249 52" draw:points="0,0 249,0 249,52 0,52">
          <text:p/>
        </draw:polygon>
        <draw:polygon draw:style-name="gr10" draw:text-style-name="P8" draw:layer="layout" svg:width="0.249cm" svg:height="0.051cm" svg:x="10.442cm" svg:y="10.584cm" svg:viewBox="0 0 250 52" draw:points="0,0 250,0 250,52 0,52">
          <text:p/>
        </draw:polygon>
        <draw:polygon draw:style-name="gr10" draw:text-style-name="P8" draw:layer="layout" svg:width="0.25cm" svg:height="0.049cm" svg:x="10.61cm" svg:y="10.584cm" svg:viewBox="0 0 251 50" draw:points="0,0 251,0 251,50 0,50">
          <text:p/>
        </draw:polygon>
        <draw:polygon draw:style-name="gr10" draw:text-style-name="P8" draw:layer="layout" svg:width="0.249cm" svg:height="0.049cm" svg:x="10.777cm" svg:y="10.584cm" svg:viewBox="0 0 250 50" draw:points="0,0 250,0 250,50 0,50">
          <text:p/>
        </draw:polygon>
        <draw:polygon draw:style-name="gr10" draw:text-style-name="P8" draw:layer="layout" svg:width="0.25cm" svg:height="0.049cm" svg:x="10.945cm" svg:y="10.584cm" svg:viewBox="0 0 251 50" draw:points="0,0 251,0 251,50 0,50">
          <text:p/>
        </draw:polygon>
        <draw:polygon draw:style-name="gr10" draw:text-style-name="P8" draw:layer="layout" svg:width="0.251cm" svg:height="0.049cm" svg:x="11.112cm" svg:y="10.584cm" svg:viewBox="0 0 252 50" draw:points="0,0 252,0 252,50 0,50">
          <text:p/>
        </draw:polygon>
        <draw:polygon draw:style-name="gr10" draw:text-style-name="P8" draw:layer="layout" svg:width="0.251cm" svg:height="0.049cm" svg:x="11.28cm" svg:y="10.584cm" svg:viewBox="0 0 252 50" draw:points="0,0 252,0 252,50 0,50">
          <text:p/>
        </draw:polygon>
        <draw:polygon draw:style-name="gr10" draw:text-style-name="P8" draw:layer="layout" svg:width="0.251cm" svg:height="0.049cm" svg:x="11.447cm" svg:y="10.584cm" svg:viewBox="0 0 252 50" draw:points="0,0 252,0 252,50 0,50">
          <text:p/>
        </draw:polygon>
        <draw:polygon draw:style-name="gr10" draw:text-style-name="P8" draw:layer="layout" svg:width="0.25cm" svg:height="0.05cm" svg:x="11.615cm" svg:y="10.583cm" svg:viewBox="0 0 251 51" draw:points="0,0 251,0 251,51 0,51">
          <text:p/>
        </draw:polygon>
        <draw:polygon draw:style-name="gr10" draw:text-style-name="P8" draw:layer="layout" svg:width="0.249cm" svg:height="0.05cm" svg:x="11.784cm" svg:y="10.583cm" svg:viewBox="0 0 250 51" draw:points="0,0 250,0 250,51 0,51">
          <text:p/>
        </draw:polygon>
        <draw:polygon draw:style-name="gr10" draw:text-style-name="P8" draw:layer="layout" svg:width="0.249cm" svg:height="0.05cm" svg:x="11.952cm" svg:y="10.583cm" svg:viewBox="0 0 250 51" draw:points="0,0 250,0 250,51 0,51">
          <text:p/>
        </draw:polygon>
        <draw:polygon draw:style-name="gr10" draw:text-style-name="P8" draw:layer="layout" svg:width="0.249cm" svg:height="0.05cm" svg:x="12.119cm" svg:y="10.583cm" svg:viewBox="0 0 250 51" draw:points="0,0 250,0 250,51 0,51">
          <text:p/>
        </draw:polygon>
        <draw:polygon draw:style-name="gr10" draw:text-style-name="P8" draw:layer="layout" svg:width="0.25cm" svg:height="0.05cm" svg:x="12.287cm" svg:y="10.583cm" svg:viewBox="0 0 251 51" draw:points="0,0 251,0 251,51 0,51">
          <text:p/>
        </draw:polygon>
        <draw:polygon draw:style-name="gr10" draw:text-style-name="P8" draw:layer="layout" svg:width="0.251cm" svg:height="0.051cm" svg:x="12.454cm" svg:y="10.581cm" svg:viewBox="0 0 252 52" draw:points="0,0 252,0 252,52 0,52">
          <text:p/>
        </draw:polygon>
        <draw:polygon draw:style-name="gr10" draw:text-style-name="P8" draw:layer="layout" svg:width="0.251cm" svg:height="0.051cm" svg:x="12.622cm" svg:y="10.581cm" svg:viewBox="0 0 252 52" draw:points="0,0 252,0 252,52 0,52">
          <text:p/>
        </draw:polygon>
        <draw:polygon draw:style-name="gr10" draw:text-style-name="P8" draw:layer="layout" svg:width="0.251cm" svg:height="0.051cm" svg:x="12.789cm" svg:y="10.581cm" svg:viewBox="0 0 252 52" draw:points="0,0 252,0 252,52 0,52">
          <text:p/>
        </draw:polygon>
        <draw:polygon draw:style-name="gr10" draw:text-style-name="P8" draw:layer="layout" svg:width="0.251cm" svg:height="0.051cm" svg:x="12.957cm" svg:y="10.581cm" svg:viewBox="0 0 252 52" draw:points="0,0 252,0 252,52 0,52">
          <text:p/>
        </draw:polygon>
        <draw:polygon draw:style-name="gr10" draw:text-style-name="P8" draw:layer="layout" svg:width="0.249cm" svg:height="0.051cm" svg:x="13.126cm" svg:y="10.581cm" svg:viewBox="0 0 250 52" draw:points="0,0 250,0 250,52 0,52">
          <text:p/>
        </draw:polygon>
        <draw:polyline draw:style-name="gr11" draw:text-style-name="P4" draw:layer="layout" svg:width="8.388cm" svg:height="0.441cm" svg:x="4.863cm" svg:y="4.347cm" svg:viewBox="0 0 8389 442" draw:points="0,0 168,10 337,19 503,28 672,37 840,46 1007,54 1175,63 1342,72 1510,81 1679,91 1845,100 2014,109 2182,118 2350,126 2517,135 2684,144 2852,153 3020,163 3187,170 3356,179 3524,189 3692,198 3859,207 4027,216 4194,224 4362,233 4531,242 4697,250 4866,259 5034,268 5201,276 5369,286 5536,295 5703,303 5871,312 6038,321 6206,330 6374,338 6543,347 6710,356 6878,364 7046,373 7213,382 7380,390 7548,399 7716,408 7886,416 8052,425 8221,433 8389,442">
          <text:p/>
        </draw:polyline>
        <draw:polygon draw:style-name="gr12" draw:text-style-name="P9" draw:layer="layout" svg:width="0.249cm" svg:height="0.251cm" svg:x="4.739cm" svg:y="4.222cm" svg:viewBox="0 0 250 252" draw:points="0,125 125,252 250,125 125,0">
          <text:p/>
        </draw:polygon>
        <draw:polygon draw:style-name="gr12" draw:text-style-name="P9" draw:layer="layout" svg:width="0.251cm" svg:height="0.251cm" svg:x="4.906cm" svg:y="4.231cm" svg:viewBox="0 0 252 252" draw:points="0,126 125,252 252,126 125,0">
          <text:p/>
        </draw:polygon>
        <draw:polygon draw:style-name="gr12" draw:text-style-name="P9" draw:layer="layout" svg:width="0.251cm" svg:height="0.251cm" svg:x="5.074cm" svg:y="4.24cm" svg:viewBox="0 0 252 252" draw:points="0,126 127,252 252,126 127,0">
          <text:p/>
        </draw:polygon>
        <draw:polygon draw:style-name="gr12" draw:text-style-name="P9" draw:layer="layout" svg:width="0.251cm" svg:height="0.25cm" svg:x="5.241cm" svg:y="4.249cm" svg:viewBox="0 0 252 251" draw:points="0,127 125,251 252,127 125,0">
          <text:p/>
        </draw:polygon>
        <draw:polygon draw:style-name="gr12" draw:text-style-name="P9" draw:layer="layout" svg:width="0.251cm" svg:height="0.249cm" svg:x="5.409cm" svg:y="4.259cm" svg:viewBox="0 0 252 250" draw:points="0,126 126,250 252,126 126,0">
          <text:p/>
        </draw:polygon>
        <draw:polygon draw:style-name="gr12" draw:text-style-name="P9" draw:layer="layout" svg:width="0.249cm" svg:height="0.249cm" svg:x="5.578cm" svg:y="4.268cm" svg:viewBox="0 0 250 250" draw:points="0,126 126,250 250,126 126,0">
          <text:p/>
        </draw:polygon>
        <draw:polygon draw:style-name="gr12" draw:text-style-name="P9" draw:layer="layout" svg:width="0.249cm" svg:height="0.249cm" svg:x="5.746cm" svg:y="4.277cm" svg:viewBox="0 0 250 250" draw:points="0,125 125,250 250,125 125,0">
          <text:p/>
        </draw:polygon>
        <draw:polygon draw:style-name="gr12" draw:text-style-name="P9" draw:layer="layout" svg:width="0.249cm" svg:height="0.25cm" svg:x="5.913cm" svg:y="4.286cm" svg:viewBox="0 0 250 251" draw:points="0,125 125,251 250,125 125,0">
          <text:p/>
        </draw:polygon>
        <draw:polygon draw:style-name="gr12" draw:text-style-name="P9" draw:layer="layout" svg:width="0.249cm" svg:height="0.251cm" svg:x="6.081cm" svg:y="4.294cm" svg:viewBox="0 0 250 252" draw:points="0,126 125,252 250,126 125,0">
          <text:p/>
        </draw:polygon>
        <draw:polygon draw:style-name="gr12" draw:text-style-name="P9" draw:layer="layout" svg:width="0.251cm" svg:height="0.251cm" svg:x="6.248cm" svg:y="4.303cm" svg:viewBox="0 0 252 252" draw:points="0,126 125,252 252,126 125,0">
          <text:p/>
        </draw:polygon>
        <draw:polygon draw:style-name="gr12" draw:text-style-name="P9" draw:layer="layout" svg:width="0.251cm" svg:height="0.251cm" svg:x="6.416cm" svg:y="4.312cm" svg:viewBox="0 0 252 252" draw:points="0,127 126,252 252,127 126,0">
          <text:p/>
        </draw:polygon>
        <draw:polygon draw:style-name="gr12" draw:text-style-name="P9" draw:layer="layout" svg:width="0.251cm" svg:height="0.251cm" svg:x="6.583cm" svg:y="4.321cm" svg:viewBox="0 0 252 252" draw:points="0,127 126,252 252,127 126,0">
          <text:p/>
        </draw:polygon>
        <draw:polygon draw:style-name="gr12" draw:text-style-name="P9" draw:layer="layout" svg:width="0.251cm" svg:height="0.249cm" svg:x="6.751cm" svg:y="4.331cm" svg:viewBox="0 0 252 250" draw:points="0,126 127,250 252,126 127,0">
          <text:p/>
        </draw:polygon>
        <draw:polygon draw:style-name="gr12" draw:text-style-name="P9" draw:layer="layout" svg:width="0.25cm" svg:height="0.249cm" svg:x="6.919cm" svg:y="4.34cm" svg:viewBox="0 0 251 250" draw:points="0,126 126,250 251,126 126,0">
          <text:p/>
        </draw:polygon>
        <draw:polygon draw:style-name="gr12" draw:text-style-name="P9" draw:layer="layout" svg:width="0.249cm" svg:height="0.249cm" svg:x="7.088cm" svg:y="4.349cm" svg:viewBox="0 0 250 250" draw:points="0,125 126,250 250,125 126,0">
          <text:p/>
        </draw:polygon>
        <draw:polygon draw:style-name="gr12" draw:text-style-name="P9" draw:layer="layout" svg:width="0.249cm" svg:height="0.249cm" svg:x="7.255cm" svg:y="4.358cm" svg:viewBox="0 0 250 250" draw:points="0,124 126,250 250,124 126,0">
          <text:p/>
        </draw:polygon>
        <draw:polygon draw:style-name="gr12" draw:text-style-name="P9" draw:layer="layout" svg:width="0.249cm" svg:height="0.25cm" svg:x="7.423cm" svg:y="4.367cm" svg:viewBox="0 0 250 251" draw:points="0,125 124,251 250,125 124,0">
          <text:p/>
        </draw:polygon>
        <draw:polygon draw:style-name="gr12" draw:text-style-name="P9" draw:layer="layout" svg:width="0.25cm" svg:height="0.251cm" svg:x="7.591cm" svg:y="4.375cm" svg:viewBox="0 0 251 252" draw:points="0,125 125,252 251,125 125,0">
          <text:p/>
        </draw:polygon>
        <draw:polygon draw:style-name="gr12" draw:text-style-name="P9" draw:layer="layout" svg:width="0.251cm" svg:height="0.251cm" svg:x="7.758cm" svg:y="4.384cm" svg:viewBox="0 0 252 252" draw:points="0,126 126,252 252,126 126,0">
          <text:p/>
        </draw:polygon>
        <draw:polygon draw:style-name="gr12" draw:text-style-name="P9" draw:layer="layout" svg:width="0.251cm" svg:height="0.25cm" svg:x="7.925cm" svg:y="4.393cm" svg:viewBox="0 0 252 251" draw:points="0,124 125,251 252,124 125,0">
          <text:p/>
        </draw:polygon>
        <draw:polygon draw:style-name="gr12" draw:text-style-name="P9" draw:layer="layout" svg:width="0.251cm" svg:height="0.251cm" svg:x="8.093cm" svg:y="4.401cm" svg:viewBox="0 0 252 252" draw:points="0,125 127,252 252,125 127,0">
          <text:p/>
        </draw:polygon>
        <draw:polygon draw:style-name="gr12" draw:text-style-name="P9" draw:layer="layout" svg:width="0.25cm" svg:height="0.251cm" svg:x="8.261cm" svg:y="4.41cm" svg:viewBox="0 0 251 252" draw:points="0,126 127,252 251,126 127,0">
          <text:p/>
        </draw:polygon>
        <draw:polygon draw:style-name="gr12" draw:text-style-name="P9" draw:layer="layout" svg:width="0.249cm" svg:height="0.251cm" svg:x="8.43cm" svg:y="4.419cm" svg:viewBox="0 0 250 252" draw:points="0,126 125,252 250,126 125,0">
          <text:p/>
        </draw:polygon>
        <draw:polygon draw:style-name="gr12" draw:text-style-name="P9" draw:layer="layout" svg:width="0.25cm" svg:height="0.25cm" svg:x="8.596cm" svg:y="4.428cm" svg:viewBox="0 0 251 251" draw:points="0,126 127,251 251,126 127,0">
          <text:p/>
        </draw:polygon>
        <draw:polygon draw:style-name="gr12" draw:text-style-name="P9" draw:layer="layout" svg:width="0.249cm" svg:height="0.249cm" svg:x="8.765cm" svg:y="4.438cm" svg:viewBox="0 0 250 250" draw:points="0,125 126,250 250,125 126,0">
          <text:p/>
        </draw:polygon>
        <draw:polygon draw:style-name="gr12" draw:text-style-name="P9" draw:layer="layout" svg:width="0.25cm" svg:height="0.251cm" svg:x="8.933cm" svg:y="4.445cm" svg:viewBox="0 0 251 252" draw:points="0,126 124,252 251,126 124,0">
          <text:p/>
        </draw:polygon>
        <draw:polygon draw:style-name="gr12" draw:text-style-name="P9" draw:layer="layout" svg:width="0.251cm" svg:height="0.25cm" svg:x="9.1cm" svg:y="4.454cm" svg:viewBox="0 0 252 251" draw:points="0,126 126,251 252,126 126,0">
          <text:p/>
        </draw:polygon>
        <draw:polygon draw:style-name="gr12" draw:text-style-name="P9" draw:layer="layout" svg:width="0.251cm" svg:height="0.249cm" svg:x="9.268cm" svg:y="4.464cm" svg:viewBox="0 0 252 250" draw:points="0,125 127,250 252,125 127,0">
          <text:p/>
        </draw:polygon>
        <draw:polygon draw:style-name="gr12" draw:text-style-name="P9" draw:layer="layout" svg:width="0.251cm" svg:height="0.249cm" svg:x="9.435cm" svg:y="4.473cm" svg:viewBox="0 0 252 250" draw:points="0,124 125,250 252,124 125,0">
          <text:p/>
        </draw:polygon>
        <draw:polygon draw:style-name="gr12" draw:text-style-name="P9" draw:layer="layout" svg:width="0.251cm" svg:height="0.249cm" svg:x="9.603cm" svg:y="4.482cm" svg:viewBox="0 0 252 250" draw:points="0,124 127,250 252,124 127,0">
          <text:p/>
        </draw:polygon>
        <draw:polygon draw:style-name="gr12" draw:text-style-name="P9" draw:layer="layout" svg:width="0.249cm" svg:height="0.249cm" svg:x="9.772cm" svg:y="4.49cm" svg:viewBox="0 0 250 250" draw:points="0,126 126,250 250,126 126,0">
          <text:p/>
        </draw:polygon>
        <draw:polygon draw:style-name="gr12" draw:text-style-name="P9" draw:layer="layout" svg:width="0.249cm" svg:height="0.249cm" svg:x="9.94cm" svg:y="4.499cm" svg:viewBox="0 0 250 250" draw:points="0,125 124,250 250,125 124,0">
          <text:p/>
        </draw:polygon>
        <draw:polygon draw:style-name="gr12" draw:text-style-name="P9" draw:layer="layout" svg:width="0.249cm" svg:height="0.249cm" svg:x="10.107cm" svg:y="4.508cm" svg:viewBox="0 0 250 250" draw:points="0,125 125,250 250,125 125,0">
          <text:p/>
        </draw:polygon>
        <draw:polygon draw:style-name="gr12" draw:text-style-name="P9" draw:layer="layout" svg:width="0.248cm" svg:height="0.25cm" svg:x="10.275cm" svg:y="4.517cm" svg:viewBox="0 0 249 251" draw:points="0,125 125,251 249,125 125,0">
          <text:p/>
        </draw:polygon>
        <draw:polygon draw:style-name="gr12" draw:text-style-name="P9" draw:layer="layout" svg:width="0.249cm" svg:height="0.249cm" svg:x="10.442cm" svg:y="4.525cm" svg:viewBox="0 0 250 250" draw:points="0,125 124,250 250,125 124,0">
          <text:p/>
        </draw:polygon>
        <draw:polygon draw:style-name="gr12" draw:text-style-name="P9" draw:layer="layout" svg:width="0.25cm" svg:height="0.249cm" svg:x="10.61cm" svg:y="4.534cm" svg:viewBox="0 0 251 250" draw:points="0,125 125,250 251,125 125,0">
          <text:p/>
        </draw:polygon>
        <draw:polygon draw:style-name="gr12" draw:text-style-name="P9" draw:layer="layout" svg:width="0.249cm" svg:height="0.25cm" svg:x="10.777cm" svg:y="4.543cm" svg:viewBox="0 0 250 251" draw:points="0,125 125,251 250,125 125,0">
          <text:p/>
        </draw:polygon>
        <draw:polygon draw:style-name="gr12" draw:text-style-name="P9" draw:layer="layout" svg:width="0.25cm" svg:height="0.251cm" svg:x="10.945cm" svg:y="4.551cm" svg:viewBox="0 0 251 252" draw:points="0,126 124,252 251,126 124,0">
          <text:p/>
        </draw:polygon>
        <draw:polygon draw:style-name="gr12" draw:text-style-name="P9" draw:layer="layout" svg:width="0.251cm" svg:height="0.249cm" svg:x="11.112cm" svg:y="4.56cm" svg:viewBox="0 0 252 250" draw:points="0,125 126,250 252,125 126,0">
          <text:p/>
        </draw:polygon>
        <draw:polygon draw:style-name="gr12" draw:text-style-name="P9" draw:layer="layout" svg:width="0.251cm" svg:height="0.25cm" svg:x="11.28cm" svg:y="4.569cm" svg:viewBox="0 0 252 251" draw:points="0,125 127,251 252,125 127,0">
          <text:p/>
        </draw:polygon>
        <draw:polygon draw:style-name="gr12" draw:text-style-name="P9" draw:layer="layout" svg:width="0.251cm" svg:height="0.251cm" svg:x="11.447cm" svg:y="4.577cm" svg:viewBox="0 0 252 252" draw:points="0,126 126,252 252,126 126,0">
          <text:p/>
        </draw:polygon>
        <draw:polygon draw:style-name="gr12" draw:text-style-name="P9" draw:layer="layout" svg:width="0.25cm" svg:height="0.249cm" svg:x="11.615cm" svg:y="4.586cm" svg:viewBox="0 0 251 250" draw:points="0,125 127,250 251,125 127,0">
          <text:p/>
        </draw:polygon>
        <draw:polygon draw:style-name="gr12" draw:text-style-name="P9" draw:layer="layout" svg:width="0.249cm" svg:height="0.25cm" svg:x="11.784cm" svg:y="4.595cm" svg:viewBox="0 0 250 251" draw:points="0,125 126,251 250,125 126,0">
          <text:p/>
        </draw:polygon>
        <draw:polygon draw:style-name="gr12" draw:text-style-name="P9" draw:layer="layout" svg:width="0.249cm" svg:height="0.251cm" svg:x="11.952cm" svg:y="4.603cm" svg:viewBox="0 0 250 252" draw:points="0,126 124,252 250,126 124,0">
          <text:p/>
        </draw:polygon>
        <draw:polygon draw:style-name="gr12" draw:text-style-name="P9" draw:layer="layout" svg:width="0.249cm" svg:height="0.249cm" svg:x="12.119cm" svg:y="4.612cm" svg:viewBox="0 0 250 250" draw:points="0,124 124,250 250,124 124,0">
          <text:p/>
        </draw:polygon>
        <draw:polygon draw:style-name="gr12" draw:text-style-name="P9" draw:layer="layout" svg:width="0.25cm" svg:height="0.25cm" svg:x="12.287cm" svg:y="4.621cm" svg:viewBox="0 0 251 251" draw:points="0,125 125,251 251,125 125,0">
          <text:p/>
        </draw:polygon>
        <draw:polygon draw:style-name="gr12" draw:text-style-name="P9" draw:layer="layout" svg:width="0.251cm" svg:height="0.251cm" svg:x="12.454cm" svg:y="4.629cm" svg:viewBox="0 0 252 252" draw:points="0,125 125,252 252,125 125,0">
          <text:p/>
        </draw:polygon>
        <draw:polygon draw:style-name="gr12" draw:text-style-name="P9" draw:layer="layout" svg:width="0.251cm" svg:height="0.249cm" svg:x="12.622cm" svg:y="4.638cm" svg:viewBox="0 0 252 250" draw:points="0,124 127,250 252,124 127,0">
          <text:p/>
        </draw:polygon>
        <draw:polygon draw:style-name="gr12" draw:text-style-name="P9" draw:layer="layout" svg:width="0.251cm" svg:height="0.25cm" svg:x="12.789cm" svg:y="4.647cm" svg:viewBox="0 0 252 251" draw:points="0,124 126,251 252,124 126,0">
          <text:p/>
        </draw:polygon>
        <draw:polygon draw:style-name="gr12" draw:text-style-name="P9" draw:layer="layout" svg:width="0.251cm" svg:height="0.249cm" svg:x="12.957cm" svg:y="4.655cm" svg:viewBox="0 0 252 250" draw:points="0,124 126,250 252,124 126,0">
          <text:p/>
        </draw:polygon>
        <draw:polygon draw:style-name="gr12" draw:text-style-name="P9" draw:layer="layout" svg:width="0.249cm" svg:height="0.249cm" svg:x="13.126cm" svg:y="4.664cm" svg:viewBox="0 0 250 250" draw:points="0,124 125,250 250,124 125,0">
          <text:p/>
        </draw:polygon>
        <draw:frame draw:style-name="gr1" draw:text-style-name="P2" draw:layer="layout" svg:width="1.141cm" svg:height="0.471cm" svg:x="10.227cm" svg:y="25.453cm">
          <draw:text-box>
            <text:p text:style-name="P1"><text:span text:style-name="T1">Page 1</text:span></text:p>
          </draw:text-box>
        </draw:frame>
        <draw:frame draw:style-name="gr13" draw:text-style-name="P10" draw:layer="layout" svg:width="0.997cm" svg:height="0.395cm" svg:x="2.709cm" svg:y="10.684cm">
          <draw:text-box>
            <text:p text:style-name="P1"><text:span text:style-name="T2">-101.5</text:span></text:p>
          </draw:text-box>
        </draw:frame>
        <draw:frame draw:style-name="gr13" draw:text-style-name="P10" draw:layer="layout" svg:width="0.705cm" svg:height="0.395cm" svg:x="4.533cm" svg:y="10.684cm">
          <draw:text-box>
            <text:p text:style-name="P1"><text:span text:style-name="T2">-101</text:span></text:p>
          </draw:text-box>
        </draw:frame>
        <draw:frame draw:style-name="gr13" draw:text-style-name="P10" draw:layer="layout" svg:width="0.997cm" svg:height="0.395cm" svg:x="6.064cm" svg:y="10.684cm">
          <draw:text-box>
            <text:p text:style-name="P1"><text:span text:style-name="T2">-100.5</text:span></text:p>
          </draw:text-box>
        </draw:frame>
        <draw:frame draw:style-name="gr13" draw:text-style-name="P10" draw:layer="layout" svg:width="0.705cm" svg:height="0.395cm" svg:x="7.888cm" svg:y="10.684cm">
          <draw:text-box>
            <text:p text:style-name="P1"><text:span text:style-name="T2">-100</text:span></text:p>
          </draw:text-box>
        </draw:frame>
        <draw:frame draw:style-name="gr13" draw:text-style-name="P10" draw:layer="layout" svg:width="0.802cm" svg:height="0.395cm" svg:x="9.514cm" svg:y="10.684cm">
          <draw:text-box>
            <text:p text:style-name="P1"><text:span text:style-name="T2">-99.5</text:span></text:p>
          </draw:text-box>
        </draw:frame>
        <draw:frame draw:style-name="gr13" draw:text-style-name="P10" draw:layer="layout" svg:width="0.51cm" svg:height="0.395cm" svg:x="11.335cm" svg:y="10.684cm">
          <draw:text-box>
            <text:p text:style-name="P1"><text:span text:style-name="T2">-99</text:span></text:p>
          </draw:text-box>
        </draw:frame>
        <draw:frame draw:style-name="gr13" draw:text-style-name="P10" draw:layer="layout" svg:width="0.802cm" svg:height="0.395cm" svg:x="12.869cm" svg:y="10.684cm">
          <draw:text-box>
            <text:p text:style-name="P1"><text:span text:style-name="T2">-98.5</text:span></text:p>
          </draw:text-box>
        </draw:frame>
        <draw:frame draw:style-name="gr13" draw:text-style-name="P10" draw:layer="layout" svg:width="0.51cm" svg:height="0.395cm" svg:x="14.69cm" svg:y="10.684cm">
          <draw:text-box>
            <text:p text:style-name="P1"><text:span text:style-name="T2">-98</text:span></text:p>
          </draw:text-box>
        </draw:frame>
        <draw:frame draw:style-name="gr13" draw:text-style-name="P10" draw:layer="layout" svg:width="1.289cm" svg:height="0.395cm" svg:x="13.462cm" svg:y="11.414cm">
          <draw:text-box>
            <text:p text:style-name="P1"><text:span text:style-name="T2">-200000</text:span></text:p>
          </draw:text-box>
        </draw:frame>
        <draw:frame draw:style-name="gr13" draw:text-style-name="P10" draw:layer="layout" svg:width="0.352cm" svg:height="0.395cm" svg:x="14.492cm" svg:y="10.236cm">
          <draw:text-box>
            <text:p text:style-name="P1"><text:span text:style-name="T2">0</text:span></text:p>
          </draw:text-box>
        </draw:frame>
        <draw:frame draw:style-name="gr13" draw:text-style-name="P10" draw:layer="layout" svg:width="1.17cm" svg:height="0.395cm" svg:x="13.568cm" svg:y="9.058cm">
          <draw:text-box>
            <text:p text:style-name="P1"><text:span text:style-name="T2">200000</text:span></text:p>
          </draw:text-box>
        </draw:frame>
        <draw:frame draw:style-name="gr13" draw:text-style-name="P10" draw:layer="layout" svg:width="1.17cm" svg:height="0.395cm" svg:x="13.568cm" svg:y="7.883cm">
          <draw:text-box>
            <text:p text:style-name="P1"><text:span text:style-name="T2">400000</text:span></text:p>
          </draw:text-box>
        </draw:frame>
        <draw:frame draw:style-name="gr13" draw:text-style-name="P10" draw:layer="layout" svg:width="1.17cm" svg:height="0.395cm" svg:x="13.568cm" svg:y="6.705cm">
          <draw:text-box>
            <text:p text:style-name="P1"><text:span text:style-name="T2">600000</text:span></text:p>
          </draw:text-box>
        </draw:frame>
        <draw:frame draw:style-name="gr13" draw:text-style-name="P10" draw:layer="layout" svg:width="1.17cm" svg:height="0.395cm" svg:x="13.568cm" svg:y="5.527cm">
          <draw:text-box>
            <text:p text:style-name="P1"><text:span text:style-name="T2">800000</text:span></text:p>
          </draw:text-box>
        </draw:frame>
        <draw:frame draw:style-name="gr13" draw:text-style-name="P10" draw:layer="layout" svg:width="1.365cm" svg:height="0.395cm" svg:x="13.381cm" svg:y="4.348cm">
          <draw:text-box>
            <text:p text:style-name="P1"><text:span text:style-name="T2">1000000</text:span></text:p>
          </draw:text-box>
        </draw:frame>
        <draw:line draw:style-name="gr14" draw:text-style-name="P4" draw:layer="layout" svg:x1="15.603cm" svg:y1="5.997cm" svg:x2="16.403cm" svg:y2="5.997cm">
          <text:p/>
        </draw:line>
        <draw:polygon draw:style-name="gr15" draw:text-style-name="P11" draw:layer="layout" svg:width="0.211cm" svg:height="0.211cm" svg:x="15.897cm" svg:y="5.893cm" svg:viewBox="0 0 212 212" draw:points="0,0 0,212 212,212 212,0">
          <text:p/>
        </draw:polygon>
        <draw:line draw:style-name="gr11" draw:text-style-name="P4" draw:layer="layout" svg:x1="15.603cm" svg:y1="6.496cm" svg:x2="16.403cm" svg:y2="6.496cm">
          <text:p/>
        </draw:line>
        <draw:polygon draw:style-name="gr12" draw:text-style-name="P9" draw:layer="layout" svg:width="0.211cm" svg:height="0.211cm" svg:x="15.897cm" svg:y="6.39cm" svg:viewBox="0 0 212 212" draw:points="0,107 105,212 212,107 105,0">
          <text:p/>
        </draw:polygon>
        <draw:line draw:style-name="gr9" draw:text-style-name="P4" draw:layer="layout" svg:x1="15.603cm" svg:y1="6.993cm" svg:x2="16.403cm" svg:y2="6.993cm">
          <text:p/>
        </draw:line>
        <draw:polygon draw:style-name="gr10" draw:text-style-name="P8" draw:layer="layout" svg:width="0.211cm" svg:height="0.041cm" svg:x="15.897cm" svg:y="6.973cm" svg:viewBox="0 0 212 42" draw:points="0,0 212,0 212,42 0,42">
          <text:p/>
        </draw:polygon>
        <draw:line draw:style-name="gr7" draw:text-style-name="P4" draw:layer="layout" svg:x1="15.603cm" svg:y1="7.492cm" svg:x2="16.403cm" svg:y2="7.492cm">
          <text:p/>
        </draw:line>
        <draw:polygon draw:style-name="gr8" draw:text-style-name="P7" draw:layer="layout" svg:width="0.211cm" svg:height="0.21cm" svg:x="15.897cm" svg:y="7.386cm" svg:viewBox="0 0 212 211" draw:points="0,211 212,211 105,0">
          <text:p/>
        </draw:polygon>
        <draw:line draw:style-name="gr5" draw:text-style-name="P4" draw:layer="layout" svg:x1="15.603cm" svg:y1="7.989cm" svg:x2="16.403cm" svg:y2="7.989cm">
          <text:p/>
        </draw:line>
        <draw:polygon draw:style-name="gr6" draw:text-style-name="P6" draw:layer="layout" svg:width="0.211cm" svg:height="0.212cm" svg:x="15.897cm" svg:y="7.883cm" svg:viewBox="0 0 212 213" draw:points="0,0 0,213 212,107">
          <text:p/>
        </draw:polygon>
        <draw:line draw:style-name="gr16" draw:text-style-name="P4" draw:layer="layout" svg:x1="15.603cm" svg:y1="8.486cm" svg:x2="16.403cm" svg:y2="8.486cm">
          <text:p/>
        </draw:line>
        <draw:polygon draw:style-name="gr17" draw:text-style-name="P12" draw:layer="layout" svg:width="0.211cm" svg:height="0.21cm" svg:x="15.897cm" svg:y="8.382cm" svg:viewBox="0 0 212 211" draw:points="96,0 96,97 0,97 0,112 96,112 96,211 113,211 113,112 212,112 212,97 113,97 113,0">
          <text:p/>
        </draw:polygon>
        <draw:line draw:style-name="gr18" draw:text-style-name="P4" draw:layer="layout" svg:x1="15.603cm" svg:y1="8.985cm" svg:x2="16.403cm" svg:y2="8.985cm">
          <text:p/>
        </draw:line>
        <draw:polygon draw:style-name="gr4" draw:text-style-name="P5" draw:layer="layout" svg:width="0.211cm" svg:height="0.211cm" svg:x="15.897cm" svg:y="8.88cm" svg:viewBox="0 0 212 212" draw:points="105,94 12,0 0,10 93,106 0,199 12,212 105,117 200,212 212,199 116,106 212,10 200,0">
          <text:p/>
        </draw:polygon>
        <draw:frame draw:style-name="gr13" draw:text-style-name="P10" draw:layer="layout" svg:width="1.365cm" svg:height="0.395cm" svg:x="13.381cm" svg:y="3.174cm">
          <draw:text-box>
            <text:p text:style-name="P1"><text:span text:style-name="T2">1200000</text:span></text:p>
          </draw:text-box>
        </draw:frame>
        <draw:frame draw:style-name="gr13" draw:text-style-name="P10" draw:layer="layout" svg:width="1.56cm" svg:height="0.395cm" svg:x="16.503cm" svg:y="5.798cm">
          <draw:text-box>
            <text:p text:style-name="P1"><text:span text:style-name="T2">Column D</text:span></text:p>
          </draw:text-box>
        </draw:frame>
        <draw:frame draw:style-name="gr13" draw:text-style-name="P10" draw:layer="layout" svg:width="1.539cm" svg:height="0.395cm" svg:x="16.503cm" svg:y="6.296cm">
          <draw:text-box>
            <text:p text:style-name="P1"><text:span text:style-name="T2">Column E</text:span></text:p>
          </draw:text-box>
        </draw:frame>
        <draw:frame draw:style-name="gr13" draw:text-style-name="P10" draw:layer="layout" svg:width="1.522cm" svg:height="0.395cm" svg:x="16.503cm" svg:y="6.797cm">
          <draw:text-box>
            <text:p text:style-name="P1"><text:span text:style-name="T2">Column F</text:span></text:p>
          </draw:text-box>
        </draw:frame>
        <draw:frame draw:style-name="gr13" draw:text-style-name="P10" draw:layer="layout" svg:width="1.581cm" svg:height="0.395cm" svg:x="16.503cm" svg:y="7.29cm">
          <draw:text-box>
            <text:p text:style-name="P1"><text:span text:style-name="T2">Column G</text:span></text:p>
          </draw:text-box>
        </draw:frame>
        <draw:frame draw:style-name="gr13" draw:text-style-name="P10" draw:layer="layout" svg:width="1.56cm" svg:height="0.395cm" svg:x="16.503cm" svg:y="7.791cm">
          <draw:text-box>
            <text:p text:style-name="P1"><text:span text:style-name="T2">Column H</text:span></text:p>
          </draw:text-box>
        </draw:frame>
        <draw:frame draw:style-name="gr13" draw:text-style-name="P10" draw:layer="layout" svg:width="1.403cm" svg:height="0.395cm" svg:x="16.503cm" svg:y="8.289cm">
          <draw:text-box>
            <text:p text:style-name="P1"><text:span text:style-name="T2">Column I</text:span></text:p>
          </draw:text-box>
        </draw:frame>
        <draw:frame draw:style-name="gr13" draw:text-style-name="P10" draw:layer="layout" svg:width="1.484cm" svg:height="0.395cm" svg:x="16.503cm" svg:y="8.786cm">
          <draw:text-box>
            <text:p text:style-name="P1"><text:span text:style-name="T2">Column J</text:span></text:p>
          </draw:text-box>
        </draw:frame>
      </draw:page>
      <draw:page draw:name="page2" draw:style-name="dp1" draw:master-page-name="master-page52">
        <draw:frame draw:style-name="gr1" draw:text-style-name="P2" draw:layer="layout" svg:width="1.153cm" svg:height="0.471cm" svg:x="10.22cm" svg:y="2.015cm">
          <draw:text-box>
            <text:p text:style-name="P1"><text:span text:style-name="T1">Sheet1</text:span></text:p>
          </draw:text-box>
        </draw:frame>
        <draw:polygon draw:style-name="gr2" draw:text-style-name="P3" draw:layer="layout" svg:width="15.976cm" svg:height="8.999cm" svg:x="-13.503cm" svg:y="2.993cm" svg:viewBox="0 0 15977 9000" draw:points="7990,9000 0,9000 0,0 15977,0 15977,9000">
          <text:p/>
        </draw:polygon>
        <draw:polygon draw:style-name="gr3" draw:text-style-name="P4" draw:layer="layout" svg:width="11.742cm" svg:height="8.243cm" svg:x="-12.706cm" svg:y="3.371cm" svg:viewBox="0 0 11743 8244" draw:points="5871,8244 0,8244 0,0 11743,0 11743,8244">
          <text:p/>
        </draw:polygon>
        <draw:line draw:style-name="gr3" draw:text-style-name="P4" draw:layer="layout" svg:x1="-0.965cm" svg:y1="11.612cm" svg:x2="-12.706cm" svg:y2="11.612cm">
          <text:p/>
        </draw:line>
        <draw:line draw:style-name="gr3" draw:text-style-name="P4" draw:layer="layout" svg:x1="-0.965cm" svg:y1="10.434cm" svg:x2="-12.706cm" svg:y2="10.434cm">
          <text:p/>
        </draw:line>
        <draw:line draw:style-name="gr3" draw:text-style-name="P4" draw:layer="layout" svg:x1="-0.965cm" svg:y1="9.256cm" svg:x2="-12.706cm" svg:y2="9.256cm">
          <text:p/>
        </draw:line>
        <draw:line draw:style-name="gr3" draw:text-style-name="P4" draw:layer="layout" svg:x1="-0.965cm" svg:y1="8.079cm" svg:x2="-12.706cm" svg:y2="8.079cm">
          <text:p/>
        </draw:line>
        <draw:line draw:style-name="gr3" draw:text-style-name="P4" draw:layer="layout" svg:x1="-0.965cm" svg:y1="6.903cm" svg:x2="-12.706cm" svg:y2="6.903cm">
          <text:p/>
        </draw:line>
        <draw:line draw:style-name="gr3" draw:text-style-name="P4" draw:layer="layout" svg:x1="-0.965cm" svg:y1="5.726cm" svg:x2="-12.706cm" svg:y2="5.726cm">
          <text:p/>
        </draw:line>
        <draw:line draw:style-name="gr3" draw:text-style-name="P4" draw:layer="layout" svg:x1="-0.965cm" svg:y1="4.548cm" svg:x2="-12.706cm" svg:y2="4.548cm">
          <text:p/>
        </draw:line>
        <draw:line draw:style-name="gr3" draw:text-style-name="P4" draw:layer="layout" svg:x1="-0.965cm" svg:y1="3.371cm" svg:x2="-12.706cm" svg:y2="3.371cm">
          <text:p/>
        </draw:line>
        <draw:line draw:style-name="gr3" draw:text-style-name="P4" draw:layer="layout" svg:x1="-12.706cm" svg:y1="10.584cm" svg:x2="-12.706cm" svg:y2="10.434cm">
          <text:p/>
        </draw:line>
        <draw:line draw:style-name="gr3" draw:text-style-name="P4" draw:layer="layout" svg:x1="-11.029cm" svg:y1="10.584cm" svg:x2="-11.029cm" svg:y2="10.434cm">
          <text:p/>
        </draw:line>
        <draw:line draw:style-name="gr3" draw:text-style-name="P4" draw:layer="layout" svg:x1="-9.35cm" svg:y1="10.584cm" svg:x2="-9.35cm" svg:y2="10.434cm">
          <text:p/>
        </draw:line>
        <draw:line draw:style-name="gr3" draw:text-style-name="P4" draw:layer="layout" svg:x1="-7.673cm" svg:y1="10.584cm" svg:x2="-7.673cm" svg:y2="10.434cm">
          <text:p/>
        </draw:line>
        <draw:line draw:style-name="gr3" draw:text-style-name="P4" draw:layer="layout" svg:x1="-5.995cm" svg:y1="10.584cm" svg:x2="-5.995cm" svg:y2="10.434cm">
          <text:p/>
        </draw:line>
        <draw:line draw:style-name="gr3" draw:text-style-name="P4" draw:layer="layout" svg:x1="-4.319cm" svg:y1="10.584cm" svg:x2="-4.319cm" svg:y2="10.434cm">
          <text:p/>
        </draw:line>
        <draw:line draw:style-name="gr3" draw:text-style-name="P4" draw:layer="layout" svg:x1="-2.642cm" svg:y1="10.584cm" svg:x2="-2.642cm" svg:y2="10.434cm">
          <text:p/>
        </draw:line>
        <draw:line draw:style-name="gr3" draw:text-style-name="P4" draw:layer="layout" svg:x1="-0.965cm" svg:y1="10.584cm" svg:x2="-0.965cm" svg:y2="10.434cm">
          <text:p/>
        </draw:line>
        <draw:line draw:style-name="gr3" draw:text-style-name="P4" draw:layer="layout" svg:x1="-12.706cm" svg:y1="10.434cm" svg:x2="-0.965cm" svg:y2="10.434cm">
          <text:p/>
        </draw:line>
        <draw:line draw:style-name="gr3" draw:text-style-name="P4" draw:layer="layout" svg:x1="-1.115cm" svg:y1="11.612cm" svg:x2="-0.965cm" svg:y2="11.612cm">
          <text:p/>
        </draw:line>
        <draw:line draw:style-name="gr3" draw:text-style-name="P4" draw:layer="layout" svg:x1="-1.115cm" svg:y1="10.434cm" svg:x2="-0.965cm" svg:y2="10.434cm">
          <text:p/>
        </draw:line>
        <draw:line draw:style-name="gr3" draw:text-style-name="P4" draw:layer="layout" svg:x1="-1.115cm" svg:y1="9.256cm" svg:x2="-0.965cm" svg:y2="9.256cm">
          <text:p/>
        </draw:line>
        <draw:line draw:style-name="gr3" draw:text-style-name="P4" draw:layer="layout" svg:x1="-1.115cm" svg:y1="8.079cm" svg:x2="-0.965cm" svg:y2="8.079cm">
          <text:p/>
        </draw:line>
        <draw:line draw:style-name="gr3" draw:text-style-name="P4" draw:layer="layout" svg:x1="-1.115cm" svg:y1="6.903cm" svg:x2="-0.965cm" svg:y2="6.903cm">
          <text:p/>
        </draw:line>
        <draw:line draw:style-name="gr3" draw:text-style-name="P4" draw:layer="layout" svg:x1="-1.115cm" svg:y1="5.726cm" svg:x2="-0.965cm" svg:y2="5.726cm">
          <text:p/>
        </draw:line>
        <draw:line draw:style-name="gr3" draw:text-style-name="P4" draw:layer="layout" svg:x1="-1.115cm" svg:y1="4.548cm" svg:x2="-0.965cm" svg:y2="4.548cm">
          <text:p/>
        </draw:line>
        <draw:line draw:style-name="gr3" draw:text-style-name="P4" draw:layer="layout" svg:x1="-1.115cm" svg:y1="3.371cm" svg:x2="-0.965cm" svg:y2="3.371cm">
          <text:p/>
        </draw:line>
        <draw:line draw:style-name="gr3" draw:text-style-name="P4" draw:layer="layout" svg:x1="-0.965cm" svg:y1="11.612cm" svg:x2="-0.965cm" svg:y2="3.371cm">
          <text:p/>
        </draw:line>
        <draw:polygon draw:style-name="gr4" draw:text-style-name="P5" draw:layer="layout" svg:width="0.249cm" svg:height="0.251cm" svg:x="-7.63cm" svg:y="10.31cm" svg:viewBox="0 0 250 252" draw:points="126,113 13,0 0,14 112,127 0,237 13,252 126,139 236,252 250,237 140,127 250,14 236,0">
          <text:p/>
        </draw:polygon>
        <draw:polyline draw:style-name="gr5" draw:text-style-name="P4" draw:layer="layout" svg:width="8.386cm" svg:height="0cm" svg:x="-11.029cm" svg:y="10.434cm" svg:viewBox="0 0 8387 0" draw:points="0,0 168,0 337,0 504,0 672,0 840,0 1007,0 1174,0 1342,0 1510,0 1679,0 1845,0 2014,0 2182,0 2349,0 2517,0 2684,0 2852,0 3021,0 3187,0 3356,0 3524,0 3691,0 3859,0 4026,0 4194,0 4363,0 4531,0 4698,0 4866,0 5034,0 5201,0 5368,0 5536,0 5703,0 5871,0 6038,0 6206,0 6375,0 6543,0 6710,0 6878,0 7045,0 7213,0 7380,0 7548,0 7717,0 7885,0 8052,0 8220,0 8387,0">
          <text:p/>
        </draw:polyline>
        <draw:polygon draw:style-name="gr6" draw:text-style-name="P6" draw:layer="layout" svg:width="0.25cm" svg:height="0.25cm" svg:x="-11.153cm" svg:y="10.31cm" svg:viewBox="0 0 251 251" draw:points="0,0 0,251 251,125">
          <text:p/>
        </draw:polygon>
        <draw:polygon draw:style-name="gr6" draw:text-style-name="P6" draw:layer="layout" svg:width="0.251cm" svg:height="0.25cm" svg:x="-10.986cm" svg:y="10.31cm" svg:viewBox="0 0 252 251" draw:points="0,0 0,251 252,125">
          <text:p/>
        </draw:polygon>
        <draw:polygon draw:style-name="gr6" draw:text-style-name="P6" draw:layer="layout" svg:width="0.251cm" svg:height="0.25cm" svg:x="-10.818cm" svg:y="10.31cm" svg:viewBox="0 0 252 251" draw:points="0,0 0,251 252,125">
          <text:p/>
        </draw:polygon>
        <draw:polygon draw:style-name="gr6" draw:text-style-name="P6" draw:layer="layout" svg:width="0.251cm" svg:height="0.25cm" svg:x="-10.651cm" svg:y="10.31cm" svg:viewBox="0 0 252 251" draw:points="0,0 0,251 252,125">
          <text:p/>
        </draw:polygon>
        <draw:polygon draw:style-name="gr6" draw:text-style-name="P6" draw:layer="layout" svg:width="0.25cm" svg:height="0.25cm" svg:x="-10.483cm" svg:y="10.31cm" svg:viewBox="0 0 251 251" draw:points="0,0 0,251 251,125">
          <text:p/>
        </draw:polygon>
        <draw:polygon draw:style-name="gr6" draw:text-style-name="P6" draw:layer="layout" svg:width="0.249cm" svg:height="0.25cm" svg:x="-10.314cm" svg:y="10.31cm" svg:viewBox="0 0 250 251" draw:points="0,0 0,251 250,125">
          <text:p/>
        </draw:polygon>
        <draw:polygon draw:style-name="gr6" draw:text-style-name="P6" draw:layer="layout" svg:width="0.249cm" svg:height="0.25cm" svg:x="-10.146cm" svg:y="10.31cm" svg:viewBox="0 0 250 251" draw:points="0,0 0,251 250,125">
          <text:p/>
        </draw:polygon>
        <draw:polygon draw:style-name="gr6" draw:text-style-name="P6" draw:layer="layout" svg:width="0.249cm" svg:height="0.25cm" svg:x="-9.979cm" svg:y="10.31cm" svg:viewBox="0 0 250 251" draw:points="0,0 0,251 250,125">
          <text:p/>
        </draw:polygon>
        <draw:polygon draw:style-name="gr6" draw:text-style-name="P6" draw:layer="layout" svg:width="0.25cm" svg:height="0.25cm" svg:x="-9.811cm" svg:y="10.31cm" svg:viewBox="0 0 251 251" draw:points="0,0 0,251 251,125">
          <text:p/>
        </draw:polygon>
        <draw:polygon draw:style-name="gr6" draw:text-style-name="P6" draw:layer="layout" svg:width="0.251cm" svg:height="0.25cm" svg:x="-9.644cm" svg:y="10.31cm" svg:viewBox="0 0 252 251" draw:points="0,0 0,251 252,125">
          <text:p/>
        </draw:polygon>
        <draw:polygon draw:style-name="gr6" draw:text-style-name="P6" draw:layer="layout" svg:width="0.251cm" svg:height="0.25cm" svg:x="-9.476cm" svg:y="10.31cm" svg:viewBox="0 0 252 251" draw:points="0,0 0,251 252,125">
          <text:p/>
        </draw:polygon>
        <draw:polygon draw:style-name="gr6" draw:text-style-name="P6" draw:layer="layout" svg:width="0.251cm" svg:height="0.25cm" svg:x="-9.309cm" svg:y="10.31cm" svg:viewBox="0 0 252 251" draw:points="0,0 0,251 252,125">
          <text:p/>
        </draw:polygon>
        <draw:polygon draw:style-name="gr6" draw:text-style-name="P6" draw:layer="layout" svg:width="0.251cm" svg:height="0.25cm" svg:x="-9.141cm" svg:y="10.31cm" svg:viewBox="0 0 252 251" draw:points="0,0 0,251 252,125">
          <text:p/>
        </draw:polygon>
        <draw:polygon draw:style-name="gr6" draw:text-style-name="P6" draw:layer="layout" svg:width="0.249cm" svg:height="0.25cm" svg:x="-8.972cm" svg:y="10.31cm" svg:viewBox="0 0 250 251" draw:points="0,0 0,251 250,125">
          <text:p/>
        </draw:polygon>
        <draw:polygon draw:style-name="gr6" draw:text-style-name="P6" draw:layer="layout" svg:width="0.249cm" svg:height="0.25cm" svg:x="-8.804cm" svg:y="10.31cm" svg:viewBox="0 0 250 251" draw:points="0,0 0,251 250,125">
          <text:p/>
        </draw:polygon>
        <draw:polygon draw:style-name="gr6" draw:text-style-name="P6" draw:layer="layout" svg:width="0.249cm" svg:height="0.25cm" svg:x="-8.637cm" svg:y="10.31cm" svg:viewBox="0 0 250 251" draw:points="0,0 0,251 250,125">
          <text:p/>
        </draw:polygon>
        <draw:polygon draw:style-name="gr6" draw:text-style-name="P6" draw:layer="layout" svg:width="0.249cm" svg:height="0.25cm" svg:x="-8.469cm" svg:y="10.31cm" svg:viewBox="0 0 250 251" draw:points="0,0 0,251 250,125">
          <text:p/>
        </draw:polygon>
        <draw:polygon draw:style-name="gr6" draw:text-style-name="P6" draw:layer="layout" svg:width="0.251cm" svg:height="0.25cm" svg:x="-8.302cm" svg:y="10.31cm" svg:viewBox="0 0 252 251" draw:points="0,0 0,251 252,125">
          <text:p/>
        </draw:polygon>
        <draw:polygon draw:style-name="gr6" draw:text-style-name="P6" draw:layer="layout" svg:width="0.251cm" svg:height="0.25cm" svg:x="-8.134cm" svg:y="10.31cm" svg:viewBox="0 0 252 251" draw:points="0,0 0,251 252,125">
          <text:p/>
        </draw:polygon>
        <draw:polygon draw:style-name="gr6" draw:text-style-name="P6" draw:layer="layout" svg:width="0.251cm" svg:height="0.25cm" svg:x="-7.967cm" svg:y="10.31cm" svg:viewBox="0 0 252 251" draw:points="0,0 0,251 252,125">
          <text:p/>
        </draw:polygon>
        <draw:polygon draw:style-name="gr6" draw:text-style-name="P6" draw:layer="layout" svg:width="0.251cm" svg:height="0.25cm" svg:x="-7.799cm" svg:y="10.31cm" svg:viewBox="0 0 252 251" draw:points="0,0 0,251 252,125">
          <text:p/>
        </draw:polygon>
        <draw:polygon draw:style-name="gr6" draw:text-style-name="P6" draw:layer="layout" svg:width="0.249cm" svg:height="0.25cm" svg:x="-7.63cm" svg:y="10.31cm" svg:viewBox="0 0 250 251" draw:points="0,0 0,251 250,125">
          <text:p/>
        </draw:polygon>
        <draw:polygon draw:style-name="gr6" draw:text-style-name="P6" draw:layer="layout" svg:width="0.249cm" svg:height="0.25cm" svg:x="-7.462cm" svg:y="10.31cm" svg:viewBox="0 0 250 251" draw:points="0,0 0,251 250,125">
          <text:p/>
        </draw:polygon>
        <draw:polygon draw:style-name="gr6" draw:text-style-name="P6" draw:layer="layout" svg:width="0.249cm" svg:height="0.25cm" svg:x="-7.295cm" svg:y="10.31cm" svg:viewBox="0 0 250 251" draw:points="0,0 0,251 250,125">
          <text:p/>
        </draw:polygon>
        <draw:polygon draw:style-name="gr6" draw:text-style-name="P6" draw:layer="layout" svg:width="0.249cm" svg:height="0.25cm" svg:x="-7.127cm" svg:y="10.31cm" svg:viewBox="0 0 250 251" draw:points="0,0 0,251 250,125">
          <text:p/>
        </draw:polygon>
        <draw:polygon draw:style-name="gr6" draw:text-style-name="P6" draw:layer="layout" svg:width="0.251cm" svg:height="0.25cm" svg:x="-6.96cm" svg:y="10.31cm" svg:viewBox="0 0 252 251" draw:points="0,0 0,251 252,125">
          <text:p/>
        </draw:polygon>
        <draw:polygon draw:style-name="gr6" draw:text-style-name="P6" draw:layer="layout" svg:width="0.251cm" svg:height="0.25cm" svg:x="-6.792cm" svg:y="10.31cm" svg:viewBox="0 0 252 251" draw:points="0,0 0,251 252,125">
          <text:p/>
        </draw:polygon>
        <draw:polygon draw:style-name="gr6" draw:text-style-name="P6" draw:layer="layout" svg:width="0.25cm" svg:height="0.25cm" svg:x="-6.624cm" svg:y="10.31cm" svg:viewBox="0 0 251 251" draw:points="0,0 0,251 251,125">
          <text:p/>
        </draw:polygon>
        <draw:polygon draw:style-name="gr6" draw:text-style-name="P6" draw:layer="layout" svg:width="0.251cm" svg:height="0.25cm" svg:x="-6.457cm" svg:y="10.31cm" svg:viewBox="0 0 252 251" draw:points="0,0 0,251 252,125">
          <text:p/>
        </draw:polygon>
        <draw:polygon draw:style-name="gr6" draw:text-style-name="P6" draw:layer="layout" svg:width="0.25cm" svg:height="0.25cm" svg:x="-6.289cm" svg:y="10.31cm" svg:viewBox="0 0 251 251" draw:points="0,0 0,251 251,125">
          <text:p/>
        </draw:polygon>
        <draw:polygon draw:style-name="gr6" draw:text-style-name="P6" draw:layer="layout" svg:width="0.249cm" svg:height="0.25cm" svg:x="-6.12cm" svg:y="10.31cm" svg:viewBox="0 0 250 251" draw:points="0,0 0,251 250,125">
          <text:p/>
        </draw:polygon>
        <draw:polygon draw:style-name="gr6" draw:text-style-name="P6" draw:layer="layout" svg:width="0.25cm" svg:height="0.25cm" svg:x="-5.952cm" svg:y="10.31cm" svg:viewBox="0 0 251 251" draw:points="0,0 0,251 251,125">
          <text:p/>
        </draw:polygon>
        <draw:polygon draw:style-name="gr6" draw:text-style-name="P6" draw:layer="layout" svg:width="0.249cm" svg:height="0.25cm" svg:x="-5.785cm" svg:y="10.31cm" svg:viewBox="0 0 250 251" draw:points="0,0 0,251 250,125">
          <text:p/>
        </draw:polygon>
        <draw:polygon draw:style-name="gr6" draw:text-style-name="P6" draw:layer="layout" svg:width="0.248cm" svg:height="0.25cm" svg:x="-5.617cm" svg:y="10.31cm" svg:viewBox="0 0 249 251" draw:points="0,0 0,251 249,125">
          <text:p/>
        </draw:polygon>
        <draw:polygon draw:style-name="gr6" draw:text-style-name="P6" draw:layer="layout" svg:width="0.249cm" svg:height="0.25cm" svg:x="-5.45cm" svg:y="10.31cm" svg:viewBox="0 0 250 251" draw:points="0,0 0,251 250,125">
          <text:p/>
        </draw:polygon>
        <draw:polygon draw:style-name="gr6" draw:text-style-name="P6" draw:layer="layout" svg:width="0.251cm" svg:height="0.25cm" svg:x="-5.283cm" svg:y="10.31cm" svg:viewBox="0 0 252 251" draw:points="0,0 0,251 252,125">
          <text:p/>
        </draw:polygon>
        <draw:polygon draw:style-name="gr6" draw:text-style-name="P6" draw:layer="layout" svg:width="0.249cm" svg:height="0.25cm" svg:x="-5.115cm" svg:y="10.31cm" svg:viewBox="0 0 250 251" draw:points="0,0 0,251 250,125">
          <text:p/>
        </draw:polygon>
        <draw:polygon draw:style-name="gr6" draw:text-style-name="P6" draw:layer="layout" svg:width="0.251cm" svg:height="0.25cm" svg:x="-4.948cm" svg:y="10.31cm" svg:viewBox="0 0 252 251" draw:points="0,0 0,251 252,125">
          <text:p/>
        </draw:polygon>
        <draw:polygon draw:style-name="gr6" draw:text-style-name="P6" draw:layer="layout" svg:width="0.251cm" svg:height="0.25cm" svg:x="-4.78cm" svg:y="10.31cm" svg:viewBox="0 0 252 251" draw:points="0,0 0,251 252,125">
          <text:p/>
        </draw:polygon>
        <draw:polygon draw:style-name="gr6" draw:text-style-name="P6" draw:layer="layout" svg:width="0.25cm" svg:height="0.25cm" svg:x="-4.612cm" svg:y="10.31cm" svg:viewBox="0 0 251 251" draw:points="0,0 0,251 251,125">
          <text:p/>
        </draw:polygon>
        <draw:polygon draw:style-name="gr6" draw:text-style-name="P6" draw:layer="layout" svg:width="0.251cm" svg:height="0.25cm" svg:x="-4.445cm" svg:y="10.31cm" svg:viewBox="0 0 252 251" draw:points="0,0 0,251 252,125">
          <text:p/>
        </draw:polygon>
        <draw:polygon draw:style-name="gr6" draw:text-style-name="P6" draw:layer="layout" svg:width="0.249cm" svg:height="0.25cm" svg:x="-4.276cm" svg:y="10.31cm" svg:viewBox="0 0 250 251" draw:points="0,0 0,251 250,125">
          <text:p/>
        </draw:polygon>
        <draw:polygon draw:style-name="gr6" draw:text-style-name="P6" draw:layer="layout" svg:width="0.249cm" svg:height="0.25cm" svg:x="-4.108cm" svg:y="10.31cm" svg:viewBox="0 0 250 251" draw:points="0,0 0,251 250,125">
          <text:p/>
        </draw:polygon>
        <draw:polygon draw:style-name="gr6" draw:text-style-name="P6" draw:layer="layout" svg:width="0.25cm" svg:height="0.25cm" svg:x="-3.94cm" svg:y="10.31cm" svg:viewBox="0 0 251 251" draw:points="0,0 0,251 251,125">
          <text:p/>
        </draw:polygon>
        <draw:polygon draw:style-name="gr6" draw:text-style-name="P6" draw:layer="layout" svg:width="0.249cm" svg:height="0.25cm" svg:x="-3.773cm" svg:y="10.31cm" svg:viewBox="0 0 250 251" draw:points="0,0 0,251 250,125">
          <text:p/>
        </draw:polygon>
        <draw:polygon draw:style-name="gr6" draw:text-style-name="P6" draw:layer="layout" svg:width="0.251cm" svg:height="0.25cm" svg:x="-3.606cm" svg:y="10.31cm" svg:viewBox="0 0 252 251" draw:points="0,0 0,251 252,125">
          <text:p/>
        </draw:polygon>
        <draw:polygon draw:style-name="gr6" draw:text-style-name="P6" draw:layer="layout" svg:width="0.251cm" svg:height="0.25cm" svg:x="-3.438cm" svg:y="10.31cm" svg:viewBox="0 0 252 251" draw:points="0,0 0,251 252,125">
          <text:p/>
        </draw:polygon>
        <draw:polygon draw:style-name="gr6" draw:text-style-name="P6" draw:layer="layout" svg:width="0.25cm" svg:height="0.25cm" svg:x="-3.27cm" svg:y="10.31cm" svg:viewBox="0 0 251 251" draw:points="0,0 0,251 251,125">
          <text:p/>
        </draw:polygon>
        <draw:polygon draw:style-name="gr6" draw:text-style-name="P6" draw:layer="layout" svg:width="0.251cm" svg:height="0.25cm" svg:x="-3.103cm" svg:y="10.31cm" svg:viewBox="0 0 252 251" draw:points="0,0 0,251 252,125">
          <text:p/>
        </draw:polygon>
        <draw:polygon draw:style-name="gr6" draw:text-style-name="P6" draw:layer="layout" svg:width="0.25cm" svg:height="0.25cm" svg:x="-2.935cm" svg:y="10.31cm" svg:viewBox="0 0 251 251" draw:points="0,0 0,251 251,125">
          <text:p/>
        </draw:polygon>
        <draw:polygon draw:style-name="gr6" draw:text-style-name="P6" draw:layer="layout" svg:width="0.249cm" svg:height="0.25cm" svg:x="-2.766cm" svg:y="10.31cm" svg:viewBox="0 0 250 251" draw:points="0,0 0,251 250,125">
          <text:p/>
        </draw:polygon>
        <draw:polyline draw:style-name="gr7" draw:text-style-name="P4" draw:layer="layout" svg:width="8.386cm" svg:height="0cm" svg:x="-11.029cm" svg:y="10.431cm" svg:viewBox="0 0 8387 0" draw:points="0,0 168,0 337,0 504,0 672,0 840,0 1007,0 1174,0 1342,0 1510,0 1679,0 1845,0 2014,0 2182,0 2349,0 2517,0 2684,0 2852,0 3021,0 3187,0 3356,0 3524,0 3691,0 3859,0 4026,0 4194,0 4363,0 4531,0 4698,0 4866,0 5034,0 5201,0 5368,0 5536,0 5703,0 5871,0 6038,0 6206,0 6375,0 6543,0 6710,0 6878,0 7045,0 7213,0 7380,0 7548,0 7717,0 7885,0 8052,0 8220,0 8387,0">
          <text:p/>
        </draw:polyline>
        <draw:polygon draw:style-name="gr8" draw:text-style-name="P7" draw:layer="layout" svg:width="0.25cm" svg:height="0.249cm" svg:x="-11.153cm" svg:y="10.306cm" svg:viewBox="0 0 251 250" draw:points="0,250 251,250 125,0">
          <text:p/>
        </draw:polygon>
        <draw:polygon draw:style-name="gr8" draw:text-style-name="P7" draw:layer="layout" svg:width="0.251cm" svg:height="0.249cm" svg:x="-10.986cm" svg:y="10.306cm" svg:viewBox="0 0 252 250" draw:points="0,250 252,250 126,0">
          <text:p/>
        </draw:polygon>
        <draw:polygon draw:style-name="gr8" draw:text-style-name="P7" draw:layer="layout" svg:width="0.251cm" svg:height="0.249cm" svg:x="-10.818cm" svg:y="10.306cm" svg:viewBox="0 0 252 250" draw:points="0,250 252,250 126,0">
          <text:p/>
        </draw:polygon>
        <draw:polygon draw:style-name="gr8" draw:text-style-name="P7" draw:layer="layout" svg:width="0.251cm" svg:height="0.249cm" svg:x="-10.651cm" svg:y="10.306cm" svg:viewBox="0 0 252 250" draw:points="0,250 252,250 127,0">
          <text:p/>
        </draw:polygon>
        <draw:polygon draw:style-name="gr8" draw:text-style-name="P7" draw:layer="layout" svg:width="0.25cm" svg:height="0.249cm" svg:x="-10.483cm" svg:y="10.306cm" svg:viewBox="0 0 251 250" draw:points="0,250 251,250 127,0">
          <text:p/>
        </draw:polygon>
        <draw:polygon draw:style-name="gr8" draw:text-style-name="P7" draw:layer="layout" svg:width="0.249cm" svg:height="0.249cm" svg:x="-10.314cm" svg:y="10.306cm" svg:viewBox="0 0 250 250" draw:points="0,250 250,250 125,0">
          <text:p/>
        </draw:polygon>
        <draw:polygon draw:style-name="gr8" draw:text-style-name="P7" draw:layer="layout" svg:width="0.249cm" svg:height="0.249cm" svg:x="-10.146cm" svg:y="10.306cm" svg:viewBox="0 0 250 250" draw:points="0,250 250,250 125,0">
          <text:p/>
        </draw:polygon>
        <draw:polygon draw:style-name="gr8" draw:text-style-name="P7" draw:layer="layout" svg:width="0.249cm" svg:height="0.249cm" svg:x="-9.979cm" svg:y="10.306cm" svg:viewBox="0 0 250 250" draw:points="0,250 250,250 124,0">
          <text:p/>
        </draw:polygon>
        <draw:polygon draw:style-name="gr8" draw:text-style-name="P7" draw:layer="layout" svg:width="0.25cm" svg:height="0.249cm" svg:x="-9.811cm" svg:y="10.306cm" svg:viewBox="0 0 251 250" draw:points="0,250 251,250 124,0">
          <text:p/>
        </draw:polygon>
        <draw:polygon draw:style-name="gr8" draw:text-style-name="P7" draw:layer="layout" svg:width="0.251cm" svg:height="0.249cm" svg:x="-9.644cm" svg:y="10.306cm" svg:viewBox="0 0 252 250" draw:points="0,250 252,250 126,0">
          <text:p/>
        </draw:polygon>
        <draw:polygon draw:style-name="gr8" draw:text-style-name="P7" draw:layer="layout" svg:width="0.251cm" svg:height="0.249cm" svg:x="-9.476cm" svg:y="10.306cm" svg:viewBox="0 0 252 250" draw:points="0,250 252,250 127,0">
          <text:p/>
        </draw:polygon>
        <draw:polygon draw:style-name="gr8" draw:text-style-name="P7" draw:layer="layout" svg:width="0.251cm" svg:height="0.249cm" svg:x="-9.309cm" svg:y="10.306cm" svg:viewBox="0 0 252 250" draw:points="0,250 252,250 125,0">
          <text:p/>
        </draw:polygon>
        <draw:polygon draw:style-name="gr8" draw:text-style-name="P7" draw:layer="layout" svg:width="0.251cm" svg:height="0.249cm" svg:x="-9.141cm" svg:y="10.306cm" svg:viewBox="0 0 252 250" draw:points="0,250 252,250 127,0">
          <text:p/>
        </draw:polygon>
        <draw:polygon draw:style-name="gr8" draw:text-style-name="P7" draw:layer="layout" svg:width="0.249cm" svg:height="0.249cm" svg:x="-8.972cm" svg:y="10.306cm" svg:viewBox="0 0 250 250" draw:points="0,250 250,250 125,0">
          <text:p/>
        </draw:polygon>
        <draw:polygon draw:style-name="gr8" draw:text-style-name="P7" draw:layer="layout" svg:width="0.249cm" svg:height="0.249cm" svg:x="-8.804cm" svg:y="10.306cm" svg:viewBox="0 0 250 250" draw:points="0,250 250,250 124,0">
          <text:p/>
        </draw:polygon>
        <draw:polygon draw:style-name="gr8" draw:text-style-name="P7" draw:layer="layout" svg:width="0.249cm" svg:height="0.249cm" svg:x="-8.637cm" svg:y="10.306cm" svg:viewBox="0 0 250 250" draw:points="0,250 250,250 126,0">
          <text:p/>
        </draw:polygon>
        <draw:polygon draw:style-name="gr8" draw:text-style-name="P7" draw:layer="layout" svg:width="0.249cm" svg:height="0.249cm" svg:x="-8.469cm" svg:y="10.306cm" svg:viewBox="0 0 250 250" draw:points="0,250 250,250 124,0">
          <text:p/>
        </draw:polygon>
        <draw:polygon draw:style-name="gr8" draw:text-style-name="P7" draw:layer="layout" svg:width="0.251cm" svg:height="0.249cm" svg:x="-8.302cm" svg:y="10.306cm" svg:viewBox="0 0 252 250" draw:points="0,250 252,250 125,0">
          <text:p/>
        </draw:polygon>
        <draw:polygon draw:style-name="gr8" draw:text-style-name="P7" draw:layer="layout" svg:width="0.251cm" svg:height="0.249cm" svg:x="-8.134cm" svg:y="10.306cm" svg:viewBox="0 0 252 250" draw:points="0,250 252,250 127,0">
          <text:p/>
        </draw:polygon>
        <draw:polygon draw:style-name="gr8" draw:text-style-name="P7" draw:layer="layout" svg:width="0.251cm" svg:height="0.249cm" svg:x="-7.967cm" svg:y="10.306cm" svg:viewBox="0 0 252 250" draw:points="0,250 252,250 126,0">
          <text:p/>
        </draw:polygon>
        <draw:polygon draw:style-name="gr8" draw:text-style-name="P7" draw:layer="layout" svg:width="0.251cm" svg:height="0.249cm" svg:x="-7.799cm" svg:y="10.306cm" svg:viewBox="0 0 252 250" draw:points="0,250 252,250 126,0">
          <text:p/>
        </draw:polygon>
        <draw:polygon draw:style-name="gr8" draw:text-style-name="P7" draw:layer="layout" svg:width="0.249cm" svg:height="0.249cm" svg:x="-7.63cm" svg:y="10.306cm" svg:viewBox="0 0 250 250" draw:points="0,250 250,250 126,0">
          <text:p/>
        </draw:polygon>
        <draw:polygon draw:style-name="gr8" draw:text-style-name="P7" draw:layer="layout" svg:width="0.249cm" svg:height="0.249cm" svg:x="-7.462cm" svg:y="10.306cm" svg:viewBox="0 0 250 250" draw:points="0,250 250,250 125,0">
          <text:p/>
        </draw:polygon>
        <draw:polygon draw:style-name="gr8" draw:text-style-name="P7" draw:layer="layout" svg:width="0.249cm" svg:height="0.249cm" svg:x="-7.295cm" svg:y="10.306cm" svg:viewBox="0 0 250 250" draw:points="0,250 250,250 125,0">
          <text:p/>
        </draw:polygon>
        <draw:polygon draw:style-name="gr8" draw:text-style-name="P7" draw:layer="layout" svg:width="0.249cm" svg:height="0.249cm" svg:x="-7.127cm" svg:y="10.306cm" svg:viewBox="0 0 250 250" draw:points="0,250 250,250 125,0">
          <text:p/>
        </draw:polygon>
        <draw:polygon draw:style-name="gr8" draw:text-style-name="P7" draw:layer="layout" svg:width="0.251cm" svg:height="0.249cm" svg:x="-6.96cm" svg:y="10.306cm" svg:viewBox="0 0 252 250" draw:points="0,250 252,250 126,0">
          <text:p/>
        </draw:polygon>
        <draw:polygon draw:style-name="gr8" draw:text-style-name="P7" draw:layer="layout" svg:width="0.251cm" svg:height="0.249cm" svg:x="-6.792cm" svg:y="10.306cm" svg:viewBox="0 0 252 250" draw:points="0,250 252,250 126,0">
          <text:p/>
        </draw:polygon>
        <draw:polygon draw:style-name="gr8" draw:text-style-name="P7" draw:layer="layout" svg:width="0.25cm" svg:height="0.249cm" svg:x="-6.624cm" svg:y="10.306cm" svg:viewBox="0 0 251 250" draw:points="0,250 251,250 126,0">
          <text:p/>
        </draw:polygon>
        <draw:polygon draw:style-name="gr8" draw:text-style-name="P7" draw:layer="layout" svg:width="0.251cm" svg:height="0.249cm" svg:x="-6.457cm" svg:y="10.306cm" svg:viewBox="0 0 252 250" draw:points="0,250 252,250 127,0">
          <text:p/>
        </draw:polygon>
        <draw:polygon draw:style-name="gr8" draw:text-style-name="P7" draw:layer="layout" svg:width="0.25cm" svg:height="0.249cm" svg:x="-6.289cm" svg:y="10.306cm" svg:viewBox="0 0 251 250" draw:points="0,250 251,250 126,0">
          <text:p/>
        </draw:polygon>
        <draw:polygon draw:style-name="gr8" draw:text-style-name="P7" draw:layer="layout" svg:width="0.249cm" svg:height="0.249cm" svg:x="-6.12cm" svg:y="10.306cm" svg:viewBox="0 0 250 250" draw:points="0,250 250,250 126,0">
          <text:p/>
        </draw:polygon>
        <draw:polygon draw:style-name="gr8" draw:text-style-name="P7" draw:layer="layout" svg:width="0.25cm" svg:height="0.249cm" svg:x="-5.952cm" svg:y="10.306cm" svg:viewBox="0 0 251 250" draw:points="0,250 251,250 125,0">
          <text:p/>
        </draw:polygon>
        <draw:polygon draw:style-name="gr8" draw:text-style-name="P7" draw:layer="layout" svg:width="0.249cm" svg:height="0.249cm" svg:x="-5.785cm" svg:y="10.306cm" svg:viewBox="0 0 250 250" draw:points="0,250 250,250 124,0">
          <text:p/>
        </draw:polygon>
        <draw:polygon draw:style-name="gr8" draw:text-style-name="P7" draw:layer="layout" svg:width="0.248cm" svg:height="0.249cm" svg:x="-5.617cm" svg:y="10.306cm" svg:viewBox="0 0 249 250" draw:points="0,250 249,250 125,0">
          <text:p/>
        </draw:polygon>
        <draw:polygon draw:style-name="gr8" draw:text-style-name="P7" draw:layer="layout" svg:width="0.249cm" svg:height="0.249cm" svg:x="-5.45cm" svg:y="10.306cm" svg:viewBox="0 0 250 250" draw:points="0,250 250,250 125,0">
          <text:p/>
        </draw:polygon>
        <draw:polygon draw:style-name="gr8" draw:text-style-name="P7" draw:layer="layout" svg:width="0.251cm" svg:height="0.249cm" svg:x="-5.283cm" svg:y="10.306cm" svg:viewBox="0 0 252 250" draw:points="0,250 252,250 125,0">
          <text:p/>
        </draw:polygon>
        <draw:polygon draw:style-name="gr8" draw:text-style-name="P7" draw:layer="layout" svg:width="0.249cm" svg:height="0.249cm" svg:x="-5.115cm" svg:y="10.306cm" svg:viewBox="0 0 250 250" draw:points="0,250 250,250 125,0">
          <text:p/>
        </draw:polygon>
        <draw:polygon draw:style-name="gr8" draw:text-style-name="P7" draw:layer="layout" svg:width="0.251cm" svg:height="0.249cm" svg:x="-4.948cm" svg:y="10.306cm" svg:viewBox="0 0 252 250" draw:points="0,250 252,250 126,0">
          <text:p/>
        </draw:polygon>
        <draw:polygon draw:style-name="gr8" draw:text-style-name="P7" draw:layer="layout" svg:width="0.251cm" svg:height="0.249cm" svg:x="-4.78cm" svg:y="10.306cm" svg:viewBox="0 0 252 250" draw:points="0,250 252,250 126,0">
          <text:p/>
        </draw:polygon>
        <draw:polygon draw:style-name="gr8" draw:text-style-name="P7" draw:layer="layout" svg:width="0.25cm" svg:height="0.249cm" svg:x="-4.612cm" svg:y="10.306cm" svg:viewBox="0 0 251 250" draw:points="0,250 251,250 126,0">
          <text:p/>
        </draw:polygon>
        <draw:polygon draw:style-name="gr8" draw:text-style-name="P7" draw:layer="layout" svg:width="0.251cm" svg:height="0.249cm" svg:x="-4.445cm" svg:y="10.306cm" svg:viewBox="0 0 252 250" draw:points="0,250 252,250 127,0">
          <text:p/>
        </draw:polygon>
        <draw:polygon draw:style-name="gr8" draw:text-style-name="P7" draw:layer="layout" svg:width="0.249cm" svg:height="0.249cm" svg:x="-4.276cm" svg:y="10.306cm" svg:viewBox="0 0 250 250" draw:points="0,250 250,250 125,0">
          <text:p/>
        </draw:polygon>
        <draw:polygon draw:style-name="gr8" draw:text-style-name="P7" draw:layer="layout" svg:width="0.249cm" svg:height="0.249cm" svg:x="-4.108cm" svg:y="10.306cm" svg:viewBox="0 0 250 250" draw:points="0,250 250,250 124,0">
          <text:p/>
        </draw:polygon>
        <draw:polygon draw:style-name="gr8" draw:text-style-name="P7" draw:layer="layout" svg:width="0.25cm" svg:height="0.249cm" svg:x="-3.94cm" svg:y="10.306cm" svg:viewBox="0 0 251 250" draw:points="0,250 251,250 125,0">
          <text:p/>
        </draw:polygon>
        <draw:polygon draw:style-name="gr8" draw:text-style-name="P7" draw:layer="layout" svg:width="0.249cm" svg:height="0.249cm" svg:x="-3.773cm" svg:y="10.306cm" svg:viewBox="0 0 250 250" draw:points="0,250 250,250 124,0">
          <text:p/>
        </draw:polygon>
        <draw:polygon draw:style-name="gr8" draw:text-style-name="P7" draw:layer="layout" svg:width="0.251cm" svg:height="0.249cm" svg:x="-3.606cm" svg:y="10.306cm" svg:viewBox="0 0 252 250" draw:points="0,250 252,250 125,0">
          <text:p/>
        </draw:polygon>
        <draw:polygon draw:style-name="gr8" draw:text-style-name="P7" draw:layer="layout" svg:width="0.251cm" svg:height="0.249cm" svg:x="-3.438cm" svg:y="10.306cm" svg:viewBox="0 0 252 250" draw:points="0,250 252,250 127,0">
          <text:p/>
        </draw:polygon>
        <draw:polygon draw:style-name="gr8" draw:text-style-name="P7" draw:layer="layout" svg:width="0.25cm" svg:height="0.249cm" svg:x="-3.27cm" svg:y="10.306cm" svg:viewBox="0 0 251 250" draw:points="0,250 251,250 126,0">
          <text:p/>
        </draw:polygon>
        <draw:polygon draw:style-name="gr8" draw:text-style-name="P7" draw:layer="layout" svg:width="0.251cm" svg:height="0.249cm" svg:x="-3.103cm" svg:y="10.306cm" svg:viewBox="0 0 252 250" draw:points="0,250 252,250 126,0">
          <text:p/>
        </draw:polygon>
        <draw:polygon draw:style-name="gr8" draw:text-style-name="P7" draw:layer="layout" svg:width="0.25cm" svg:height="0.249cm" svg:x="-2.935cm" svg:y="10.306cm" svg:viewBox="0 0 251 250" draw:points="0,250 251,250 127,0">
          <text:p/>
        </draw:polygon>
        <draw:polygon draw:style-name="gr8" draw:text-style-name="P7" draw:layer="layout" svg:width="0.249cm" svg:height="0.249cm" svg:x="-2.766cm" svg:y="10.306cm" svg:viewBox="0 0 250 250" draw:points="0,250 250,250 124,0">
          <text:p/>
        </draw:polygon>
        <draw:polyline draw:style-name="gr9" draw:text-style-name="P4" draw:layer="layout" svg:width="8.387cm" svg:height="0.009cm" svg:x="-11.029cm" svg:y="10.607cm" svg:viewBox="0 0 8388 10" draw:points="0,10 168,9 337,9 504,9 672,9 840,9 1007,9 1174,7 1342,7 1510,7 1679,7 1845,7 2014,7 2182,7 2349,7 2517,7 2684,7 2852,7 3021,6 3187,6 3356,6 3524,6 3691,6 3859,6 4026,3 4194,3 4363,3 4531,3 4698,3 4866,3 5034,3 5201,3 5368,3 5536,3 5703,3 5871,2 6038,2 6206,2 6375,2 6543,2 6710,2 6879,0 7046,0 7214,0 7381,0 7549,0 7718,0 7886,0 8053,0 8221,0 8388,0">
          <text:p/>
        </draw:polyline>
        <draw:polygon draw:style-name="gr10" draw:text-style-name="P8" draw:layer="layout" svg:width="0.25cm" svg:height="0.051cm" svg:x="-11.153cm" svg:y="10.59cm" svg:viewBox="0 0 251 52" draw:points="0,0 251,0 251,52 0,52">
          <text:p/>
        </draw:polygon>
        <draw:polygon draw:style-name="gr10" draw:text-style-name="P8" draw:layer="layout" svg:width="0.251cm" svg:height="0.049cm" svg:x="-10.986cm" svg:y="10.59cm" svg:viewBox="0 0 252 50" draw:points="0,0 252,0 252,50 0,50">
          <text:p/>
        </draw:polygon>
        <draw:polygon draw:style-name="gr10" draw:text-style-name="P8" draw:layer="layout" svg:width="0.251cm" svg:height="0.049cm" svg:x="-10.818cm" svg:y="10.59cm" svg:viewBox="0 0 252 50" draw:points="0,0 252,0 252,50 0,50">
          <text:p/>
        </draw:polygon>
        <draw:polygon draw:style-name="gr10" draw:text-style-name="P8" draw:layer="layout" svg:width="0.251cm" svg:height="0.049cm" svg:x="-10.651cm" svg:y="10.59cm" svg:viewBox="0 0 252 50" draw:points="0,0 252,0 252,50 0,50">
          <text:p/>
        </draw:polygon>
        <draw:polygon draw:style-name="gr10" draw:text-style-name="P8" draw:layer="layout" svg:width="0.25cm" svg:height="0.049cm" svg:x="-10.483cm" svg:y="10.59cm" svg:viewBox="0 0 251 50" draw:points="0,0 251,0 251,50 0,50">
          <text:p/>
        </draw:polygon>
        <draw:polygon draw:style-name="gr10" draw:text-style-name="P8" draw:layer="layout" svg:width="0.249cm" svg:height="0.049cm" svg:x="-10.314cm" svg:y="10.59cm" svg:viewBox="0 0 250 50" draw:points="0,0 250,0 250,50 0,50">
          <text:p/>
        </draw:polygon>
        <draw:polygon draw:style-name="gr10" draw:text-style-name="P8" draw:layer="layout" svg:width="0.249cm" svg:height="0.049cm" svg:x="-10.146cm" svg:y="10.59cm" svg:viewBox="0 0 250 50" draw:points="0,0 250,0 250,50 0,50">
          <text:p/>
        </draw:polygon>
        <draw:polygon draw:style-name="gr10" draw:text-style-name="P8" draw:layer="layout" svg:width="0.249cm" svg:height="0.05cm" svg:x="-9.979cm" svg:y="10.589cm" svg:viewBox="0 0 250 51" draw:points="0,0 250,0 250,51 0,51">
          <text:p/>
        </draw:polygon>
        <draw:polygon draw:style-name="gr10" draw:text-style-name="P8" draw:layer="layout" svg:width="0.25cm" svg:height="0.05cm" svg:x="-9.811cm" svg:y="10.589cm" svg:viewBox="0 0 251 51" draw:points="0,0 251,0 251,51 0,51">
          <text:p/>
        </draw:polygon>
        <draw:polygon draw:style-name="gr10" draw:text-style-name="P8" draw:layer="layout" svg:width="0.251cm" svg:height="0.05cm" svg:x="-9.644cm" svg:y="10.589cm" svg:viewBox="0 0 252 51" draw:points="0,0 252,0 252,51 0,51">
          <text:p/>
        </draw:polygon>
        <draw:polygon draw:style-name="gr10" draw:text-style-name="P8" draw:layer="layout" svg:width="0.251cm" svg:height="0.05cm" svg:x="-9.476cm" svg:y="10.589cm" svg:viewBox="0 0 252 51" draw:points="0,0 252,0 252,51 0,51">
          <text:p/>
        </draw:polygon>
        <draw:polygon draw:style-name="gr10" draw:text-style-name="P8" draw:layer="layout" svg:width="0.251cm" svg:height="0.05cm" svg:x="-9.309cm" svg:y="10.589cm" svg:viewBox="0 0 252 51" draw:points="0,0 252,0 252,51 0,51">
          <text:p/>
        </draw:polygon>
        <draw:polygon draw:style-name="gr10" draw:text-style-name="P8" draw:layer="layout" svg:width="0.251cm" svg:height="0.051cm" svg:x="-9.141cm" svg:y="10.587cm" svg:viewBox="0 0 252 52" draw:points="0,0 252,0 252,52 0,52">
          <text:p/>
        </draw:polygon>
        <draw:polygon draw:style-name="gr10" draw:text-style-name="P8" draw:layer="layout" svg:width="0.249cm" svg:height="0.051cm" svg:x="-8.972cm" svg:y="10.587cm" svg:viewBox="0 0 250 52" draw:points="0,0 250,0 250,52 0,52">
          <text:p/>
        </draw:polygon>
        <draw:polygon draw:style-name="gr10" draw:text-style-name="P8" draw:layer="layout" svg:width="0.249cm" svg:height="0.051cm" svg:x="-8.804cm" svg:y="10.587cm" svg:viewBox="0 0 250 52" draw:points="0,0 250,0 250,52 0,52">
          <text:p/>
        </draw:polygon>
        <draw:polygon draw:style-name="gr10" draw:text-style-name="P8" draw:layer="layout" svg:width="0.249cm" svg:height="0.051cm" svg:x="-8.637cm" svg:y="10.587cm" svg:viewBox="0 0 250 52" draw:points="0,0 250,0 250,52 0,52">
          <text:p/>
        </draw:polygon>
        <draw:polygon draw:style-name="gr10" draw:text-style-name="P8" draw:layer="layout" svg:width="0.249cm" svg:height="0.051cm" svg:x="-8.469cm" svg:y="10.587cm" svg:viewBox="0 0 250 52" draw:points="0,0 250,0 250,52 0,52">
          <text:p/>
        </draw:polygon>
        <draw:polygon draw:style-name="gr10" draw:text-style-name="P8" draw:layer="layout" svg:width="0.251cm" svg:height="0.051cm" svg:x="-8.302cm" svg:y="10.587cm" svg:viewBox="0 0 252 52" draw:points="0,0 252,0 252,52 0,52">
          <text:p/>
        </draw:polygon>
        <draw:polygon draw:style-name="gr10" draw:text-style-name="P8" draw:layer="layout" svg:width="0.251cm" svg:height="0.049cm" svg:x="-8.134cm" svg:y="10.587cm" svg:viewBox="0 0 252 50" draw:points="0,0 252,0 252,50 0,50">
          <text:p/>
        </draw:polygon>
        <draw:polygon draw:style-name="gr10" draw:text-style-name="P8" draw:layer="layout" svg:width="0.251cm" svg:height="0.049cm" svg:x="-7.967cm" svg:y="10.587cm" svg:viewBox="0 0 252 50" draw:points="0,0 252,0 252,50 0,50">
          <text:p/>
        </draw:polygon>
        <draw:polygon draw:style-name="gr10" draw:text-style-name="P8" draw:layer="layout" svg:width="0.251cm" svg:height="0.049cm" svg:x="-7.799cm" svg:y="10.587cm" svg:viewBox="0 0 252 50" draw:points="0,0 252,0 252,50 0,50">
          <text:p/>
        </draw:polygon>
        <draw:polygon draw:style-name="gr10" draw:text-style-name="P8" draw:layer="layout" svg:width="0.249cm" svg:height="0.049cm" svg:x="-7.63cm" svg:y="10.587cm" svg:viewBox="0 0 250 50" draw:points="0,0 250,0 250,50 0,50">
          <text:p/>
        </draw:polygon>
        <draw:polygon draw:style-name="gr10" draw:text-style-name="P8" draw:layer="layout" svg:width="0.249cm" svg:height="0.049cm" svg:x="-7.462cm" svg:y="10.587cm" svg:viewBox="0 0 250 50" draw:points="0,0 250,0 250,50 0,50">
          <text:p/>
        </draw:polygon>
        <draw:polygon draw:style-name="gr10" draw:text-style-name="P8" draw:layer="layout" svg:width="0.249cm" svg:height="0.049cm" svg:x="-7.295cm" svg:y="10.587cm" svg:viewBox="0 0 250 50" draw:points="0,0 250,0 250,50 0,50">
          <text:p/>
        </draw:polygon>
        <draw:polygon draw:style-name="gr10" draw:text-style-name="P8" draw:layer="layout" svg:width="0.249cm" svg:height="0.05cm" svg:x="-7.127cm" svg:y="10.586cm" svg:viewBox="0 0 250 51" draw:points="0,0 250,0 250,51 0,51">
          <text:p/>
        </draw:polygon>
        <draw:polygon draw:style-name="gr10" draw:text-style-name="P8" draw:layer="layout" svg:width="0.251cm" svg:height="0.05cm" svg:x="-6.96cm" svg:y="10.586cm" svg:viewBox="0 0 252 51" draw:points="0,0 252,0 252,51 0,51">
          <text:p/>
        </draw:polygon>
        <draw:polygon draw:style-name="gr10" draw:text-style-name="P8" draw:layer="layout" svg:width="0.251cm" svg:height="0.05cm" svg:x="-6.792cm" svg:y="10.586cm" svg:viewBox="0 0 252 51" draw:points="0,0 252,0 252,51 0,51">
          <text:p/>
        </draw:polygon>
        <draw:polygon draw:style-name="gr10" draw:text-style-name="P8" draw:layer="layout" svg:width="0.25cm" svg:height="0.05cm" svg:x="-6.624cm" svg:y="10.586cm" svg:viewBox="0 0 251 51" draw:points="0,0 251,0 251,51 0,51">
          <text:p/>
        </draw:polygon>
        <draw:polygon draw:style-name="gr10" draw:text-style-name="P8" draw:layer="layout" svg:width="0.251cm" svg:height="0.05cm" svg:x="-6.457cm" svg:y="10.586cm" svg:viewBox="0 0 252 51" draw:points="0,0 252,0 252,51 0,51">
          <text:p/>
        </draw:polygon>
        <draw:polygon draw:style-name="gr10" draw:text-style-name="P8" draw:layer="layout" svg:width="0.25cm" svg:height="0.051cm" svg:x="-6.289cm" svg:y="10.584cm" svg:viewBox="0 0 251 52" draw:points="0,0 251,0 251,52 0,52">
          <text:p/>
        </draw:polygon>
        <draw:polygon draw:style-name="gr10" draw:text-style-name="P8" draw:layer="layout" svg:width="0.249cm" svg:height="0.051cm" svg:x="-6.12cm" svg:y="10.584cm" svg:viewBox="0 0 250 52" draw:points="0,0 250,0 250,52 0,52">
          <text:p/>
        </draw:polygon>
        <draw:polygon draw:style-name="gr10" draw:text-style-name="P8" draw:layer="layout" svg:width="0.25cm" svg:height="0.051cm" svg:x="-5.952cm" svg:y="10.584cm" svg:viewBox="0 0 251 52" draw:points="0,0 251,0 251,52 0,52">
          <text:p/>
        </draw:polygon>
        <draw:polygon draw:style-name="gr10" draw:text-style-name="P8" draw:layer="layout" svg:width="0.249cm" svg:height="0.051cm" svg:x="-5.785cm" svg:y="10.584cm" svg:viewBox="0 0 250 52" draw:points="0,0 250,0 250,52 0,52">
          <text:p/>
        </draw:polygon>
        <draw:polygon draw:style-name="gr10" draw:text-style-name="P8" draw:layer="layout" svg:width="0.248cm" svg:height="0.051cm" svg:x="-5.617cm" svg:y="10.584cm" svg:viewBox="0 0 249 52" draw:points="0,0 249,0 249,52 0,52">
          <text:p/>
        </draw:polygon>
        <draw:polygon draw:style-name="gr10" draw:text-style-name="P8" draw:layer="layout" svg:width="0.249cm" svg:height="0.051cm" svg:x="-5.45cm" svg:y="10.584cm" svg:viewBox="0 0 250 52" draw:points="0,0 250,0 250,52 0,52">
          <text:p/>
        </draw:polygon>
        <draw:polygon draw:style-name="gr10" draw:text-style-name="P8" draw:layer="layout" svg:width="0.251cm" svg:height="0.049cm" svg:x="-5.283cm" svg:y="10.584cm" svg:viewBox="0 0 252 50" draw:points="0,0 252,0 252,50 0,50">
          <text:p/>
        </draw:polygon>
        <draw:polygon draw:style-name="gr10" draw:text-style-name="P8" draw:layer="layout" svg:width="0.249cm" svg:height="0.049cm" svg:x="-5.115cm" svg:y="10.584cm" svg:viewBox="0 0 250 50" draw:points="0,0 250,0 250,50 0,50">
          <text:p/>
        </draw:polygon>
        <draw:polygon draw:style-name="gr10" draw:text-style-name="P8" draw:layer="layout" svg:width="0.251cm" svg:height="0.049cm" svg:x="-4.948cm" svg:y="10.584cm" svg:viewBox="0 0 252 50" draw:points="0,0 252,0 252,50 0,50">
          <text:p/>
        </draw:polygon>
        <draw:polygon draw:style-name="gr10" draw:text-style-name="P8" draw:layer="layout" svg:width="0.251cm" svg:height="0.049cm" svg:x="-4.78cm" svg:y="10.584cm" svg:viewBox="0 0 252 50" draw:points="0,0 252,0 252,50 0,50">
          <text:p/>
        </draw:polygon>
        <draw:polygon draw:style-name="gr10" draw:text-style-name="P8" draw:layer="layout" svg:width="0.25cm" svg:height="0.049cm" svg:x="-4.612cm" svg:y="10.584cm" svg:viewBox="0 0 251 50" draw:points="0,0 251,0 251,50 0,50">
          <text:p/>
        </draw:polygon>
        <draw:polygon draw:style-name="gr10" draw:text-style-name="P8" draw:layer="layout" svg:width="0.251cm" svg:height="0.049cm" svg:x="-4.445cm" svg:y="10.584cm" svg:viewBox="0 0 252 50" draw:points="0,0 252,0 252,50 0,50">
          <text:p/>
        </draw:polygon>
        <draw:polygon draw:style-name="gr10" draw:text-style-name="P8" draw:layer="layout" svg:width="0.249cm" svg:height="0.05cm" svg:x="-4.276cm" svg:y="10.583cm" svg:viewBox="0 0 250 51" draw:points="0,0 250,0 250,51 0,51">
          <text:p/>
        </draw:polygon>
        <draw:polygon draw:style-name="gr10" draw:text-style-name="P8" draw:layer="layout" svg:width="0.249cm" svg:height="0.05cm" svg:x="-4.108cm" svg:y="10.583cm" svg:viewBox="0 0 250 51" draw:points="0,0 250,0 250,51 0,51">
          <text:p/>
        </draw:polygon>
        <draw:polygon draw:style-name="gr10" draw:text-style-name="P8" draw:layer="layout" svg:width="0.25cm" svg:height="0.05cm" svg:x="-3.94cm" svg:y="10.583cm" svg:viewBox="0 0 251 51" draw:points="0,0 251,0 251,51 0,51">
          <text:p/>
        </draw:polygon>
        <draw:polygon draw:style-name="gr10" draw:text-style-name="P8" draw:layer="layout" svg:width="0.249cm" svg:height="0.05cm" svg:x="-3.773cm" svg:y="10.583cm" svg:viewBox="0 0 250 51" draw:points="0,0 250,0 250,51 0,51">
          <text:p/>
        </draw:polygon>
        <draw:polygon draw:style-name="gr10" draw:text-style-name="P8" draw:layer="layout" svg:width="0.251cm" svg:height="0.05cm" svg:x="-3.606cm" svg:y="10.583cm" svg:viewBox="0 0 252 51" draw:points="0,0 252,0 252,51 0,51">
          <text:p/>
        </draw:polygon>
        <draw:polygon draw:style-name="gr10" draw:text-style-name="P8" draw:layer="layout" svg:width="0.251cm" svg:height="0.051cm" svg:x="-3.438cm" svg:y="10.581cm" svg:viewBox="0 0 252 52" draw:points="0,0 252,0 252,52 0,52">
          <text:p/>
        </draw:polygon>
        <draw:polygon draw:style-name="gr10" draw:text-style-name="P8" draw:layer="layout" svg:width="0.25cm" svg:height="0.051cm" svg:x="-3.27cm" svg:y="10.581cm" svg:viewBox="0 0 251 52" draw:points="0,0 251,0 251,52 0,52">
          <text:p/>
        </draw:polygon>
        <draw:polygon draw:style-name="gr10" draw:text-style-name="P8" draw:layer="layout" svg:width="0.251cm" svg:height="0.051cm" svg:x="-3.103cm" svg:y="10.581cm" svg:viewBox="0 0 252 52" draw:points="0,0 252,0 252,52 0,52">
          <text:p/>
        </draw:polygon>
        <draw:polygon draw:style-name="gr10" draw:text-style-name="P8" draw:layer="layout" svg:width="0.25cm" svg:height="0.051cm" svg:x="-2.935cm" svg:y="10.581cm" svg:viewBox="0 0 251 52" draw:points="0,0 251,0 251,52 0,52">
          <text:p/>
        </draw:polygon>
        <draw:polygon draw:style-name="gr10" draw:text-style-name="P8" draw:layer="layout" svg:width="0.249cm" svg:height="0.051cm" svg:x="-2.766cm" svg:y="10.581cm" svg:viewBox="0 0 250 52" draw:points="0,0 250,0 250,52 0,52">
          <text:p/>
        </draw:polygon>
        <draw:polyline draw:style-name="gr11" draw:text-style-name="P4" draw:layer="layout" svg:width="8.387cm" svg:height="0.441cm" svg:x="-11.029cm" svg:y="4.347cm" svg:viewBox="0 0 8388 442" draw:points="0,0 168,10 337,19 504,28 672,37 840,46 1007,54 1174,63 1342,72 1510,81 1679,91 1845,100 2014,109 2182,118 2349,126 2517,135 2684,144 2852,153 3021,163 3187,170 3356,179 3524,189 3691,198 3859,207 4026,216 4194,224 4363,233 4531,242 4698,250 4866,259 5034,268 5201,276 5368,286 5536,295 5703,303 5871,312 6038,321 6206,330 6375,338 6543,347 6710,356 6879,364 7046,373 7214,382 7381,390 7549,399 7718,408 7886,416 8053,425 8221,433 8388,442">
          <text:p/>
        </draw:polyline>
        <draw:polygon draw:style-name="gr12" draw:text-style-name="P9" draw:layer="layout" svg:width="0.25cm" svg:height="0.251cm" svg:x="-11.153cm" svg:y="4.222cm" svg:viewBox="0 0 251 252" draw:points="0,125 125,252 251,125 125,0">
          <text:p/>
        </draw:polygon>
        <draw:polygon draw:style-name="gr12" draw:text-style-name="P9" draw:layer="layout" svg:width="0.251cm" svg:height="0.251cm" svg:x="-10.986cm" svg:y="4.231cm" svg:viewBox="0 0 252 252" draw:points="0,126 126,252 252,126 126,0">
          <text:p/>
        </draw:polygon>
        <draw:polygon draw:style-name="gr12" draw:text-style-name="P9" draw:layer="layout" svg:width="0.251cm" svg:height="0.251cm" svg:x="-10.818cm" svg:y="4.24cm" svg:viewBox="0 0 252 252" draw:points="0,126 126,252 252,126 126,0">
          <text:p/>
        </draw:polygon>
        <draw:polygon draw:style-name="gr12" draw:text-style-name="P9" draw:layer="layout" svg:width="0.251cm" svg:height="0.25cm" svg:x="-10.651cm" svg:y="4.249cm" svg:viewBox="0 0 252 251" draw:points="0,127 127,251 252,127 127,0">
          <text:p/>
        </draw:polygon>
        <draw:polygon draw:style-name="gr12" draw:text-style-name="P9" draw:layer="layout" svg:width="0.25cm" svg:height="0.249cm" svg:x="-10.483cm" svg:y="4.259cm" svg:viewBox="0 0 251 250" draw:points="0,126 127,250 251,126 127,0">
          <text:p/>
        </draw:polygon>
        <draw:polygon draw:style-name="gr12" draw:text-style-name="P9" draw:layer="layout" svg:width="0.249cm" svg:height="0.249cm" svg:x="-10.314cm" svg:y="4.268cm" svg:viewBox="0 0 250 250" draw:points="0,126 125,250 250,126 125,0">
          <text:p/>
        </draw:polygon>
        <draw:polygon draw:style-name="gr12" draw:text-style-name="P9" draw:layer="layout" svg:width="0.249cm" svg:height="0.249cm" svg:x="-10.146cm" svg:y="4.277cm" svg:viewBox="0 0 250 250" draw:points="0,125 125,250 250,125 125,0">
          <text:p/>
        </draw:polygon>
        <draw:polygon draw:style-name="gr12" draw:text-style-name="P9" draw:layer="layout" svg:width="0.249cm" svg:height="0.25cm" svg:x="-9.979cm" svg:y="4.286cm" svg:viewBox="0 0 250 251" draw:points="0,125 124,251 250,125 124,0">
          <text:p/>
        </draw:polygon>
        <draw:polygon draw:style-name="gr12" draw:text-style-name="P9" draw:layer="layout" svg:width="0.25cm" svg:height="0.251cm" svg:x="-9.811cm" svg:y="4.294cm" svg:viewBox="0 0 251 252" draw:points="0,126 124,252 251,126 124,0">
          <text:p/>
        </draw:polygon>
        <draw:polygon draw:style-name="gr12" draw:text-style-name="P9" draw:layer="layout" svg:width="0.251cm" svg:height="0.251cm" svg:x="-9.644cm" svg:y="4.303cm" svg:viewBox="0 0 252 252" draw:points="0,126 126,252 252,126 126,0">
          <text:p/>
        </draw:polygon>
        <draw:polygon draw:style-name="gr12" draw:text-style-name="P9" draw:layer="layout" svg:width="0.251cm" svg:height="0.251cm" svg:x="-9.476cm" svg:y="4.312cm" svg:viewBox="0 0 252 252" draw:points="0,127 127,252 252,127 127,0">
          <text:p/>
        </draw:polygon>
        <draw:polygon draw:style-name="gr12" draw:text-style-name="P9" draw:layer="layout" svg:width="0.251cm" svg:height="0.251cm" svg:x="-9.309cm" svg:y="4.321cm" svg:viewBox="0 0 252 252" draw:points="0,127 125,252 252,127 125,0">
          <text:p/>
        </draw:polygon>
        <draw:polygon draw:style-name="gr12" draw:text-style-name="P9" draw:layer="layout" svg:width="0.251cm" svg:height="0.249cm" svg:x="-9.141cm" svg:y="4.331cm" svg:viewBox="0 0 252 250" draw:points="0,126 127,250 252,126 127,0">
          <text:p/>
        </draw:polygon>
        <draw:polygon draw:style-name="gr12" draw:text-style-name="P9" draw:layer="layout" svg:width="0.249cm" svg:height="0.249cm" svg:x="-8.972cm" svg:y="4.34cm" svg:viewBox="0 0 250 250" draw:points="0,126 125,250 250,126 125,0">
          <text:p/>
        </draw:polygon>
        <draw:polygon draw:style-name="gr12" draw:text-style-name="P9" draw:layer="layout" svg:width="0.249cm" svg:height="0.249cm" svg:x="-8.804cm" svg:y="4.349cm" svg:viewBox="0 0 250 250" draw:points="0,125 124,250 250,125 124,0">
          <text:p/>
        </draw:polygon>
        <draw:polygon draw:style-name="gr12" draw:text-style-name="P9" draw:layer="layout" svg:width="0.249cm" svg:height="0.249cm" svg:x="-8.637cm" svg:y="4.358cm" svg:viewBox="0 0 250 250" draw:points="0,124 126,250 250,124 126,0">
          <text:p/>
        </draw:polygon>
        <draw:polygon draw:style-name="gr12" draw:text-style-name="P9" draw:layer="layout" svg:width="0.249cm" svg:height="0.25cm" svg:x="-8.469cm" svg:y="4.367cm" svg:viewBox="0 0 250 251" draw:points="0,125 124,251 250,125 124,0">
          <text:p/>
        </draw:polygon>
        <draw:polygon draw:style-name="gr12" draw:text-style-name="P9" draw:layer="layout" svg:width="0.251cm" svg:height="0.251cm" svg:x="-8.302cm" svg:y="4.375cm" svg:viewBox="0 0 252 252" draw:points="0,125 125,252 252,125 125,0">
          <text:p/>
        </draw:polygon>
        <draw:polygon draw:style-name="gr12" draw:text-style-name="P9" draw:layer="layout" svg:width="0.251cm" svg:height="0.251cm" svg:x="-8.134cm" svg:y="4.384cm" svg:viewBox="0 0 252 252" draw:points="0,126 127,252 252,126 127,0">
          <text:p/>
        </draw:polygon>
        <draw:polygon draw:style-name="gr12" draw:text-style-name="P9" draw:layer="layout" svg:width="0.251cm" svg:height="0.25cm" svg:x="-7.967cm" svg:y="4.393cm" svg:viewBox="0 0 252 251" draw:points="0,124 126,251 252,124 126,0">
          <text:p/>
        </draw:polygon>
        <draw:polygon draw:style-name="gr12" draw:text-style-name="P9" draw:layer="layout" svg:width="0.251cm" svg:height="0.251cm" svg:x="-7.799cm" svg:y="4.401cm" svg:viewBox="0 0 252 252" draw:points="0,125 126,252 252,125 126,0">
          <text:p/>
        </draw:polygon>
        <draw:polygon draw:style-name="gr12" draw:text-style-name="P9" draw:layer="layout" svg:width="0.249cm" svg:height="0.251cm" svg:x="-7.63cm" svg:y="4.41cm" svg:viewBox="0 0 250 252" draw:points="0,126 126,252 250,126 126,0">
          <text:p/>
        </draw:polygon>
        <draw:polygon draw:style-name="gr12" draw:text-style-name="P9" draw:layer="layout" svg:width="0.249cm" svg:height="0.251cm" svg:x="-7.462cm" svg:y="4.419cm" svg:viewBox="0 0 250 252" draw:points="0,126 125,252 250,126 125,0">
          <text:p/>
        </draw:polygon>
        <draw:polygon draw:style-name="gr12" draw:text-style-name="P9" draw:layer="layout" svg:width="0.249cm" svg:height="0.25cm" svg:x="-7.295cm" svg:y="4.428cm" svg:viewBox="0 0 250 251" draw:points="0,126 125,251 250,126 125,0">
          <text:p/>
        </draw:polygon>
        <draw:polygon draw:style-name="gr12" draw:text-style-name="P9" draw:layer="layout" svg:width="0.249cm" svg:height="0.249cm" svg:x="-7.127cm" svg:y="4.438cm" svg:viewBox="0 0 250 250" draw:points="0,125 125,250 250,125 125,0">
          <text:p/>
        </draw:polygon>
        <draw:polygon draw:style-name="gr12" draw:text-style-name="P9" draw:layer="layout" svg:width="0.251cm" svg:height="0.251cm" svg:x="-6.96cm" svg:y="4.445cm" svg:viewBox="0 0 252 252" draw:points="0,126 126,252 252,126 126,0">
          <text:p/>
        </draw:polygon>
        <draw:polygon draw:style-name="gr12" draw:text-style-name="P9" draw:layer="layout" svg:width="0.251cm" svg:height="0.25cm" svg:x="-6.792cm" svg:y="4.454cm" svg:viewBox="0 0 252 251" draw:points="0,126 126,251 252,126 126,0">
          <text:p/>
        </draw:polygon>
        <draw:polygon draw:style-name="gr12" draw:text-style-name="P9" draw:layer="layout" svg:width="0.25cm" svg:height="0.249cm" svg:x="-6.624cm" svg:y="4.464cm" svg:viewBox="0 0 251 250" draw:points="0,125 126,250 251,125 126,0">
          <text:p/>
        </draw:polygon>
        <draw:polygon draw:style-name="gr12" draw:text-style-name="P9" draw:layer="layout" svg:width="0.251cm" svg:height="0.249cm" svg:x="-6.457cm" svg:y="4.473cm" svg:viewBox="0 0 252 250" draw:points="0,124 127,250 252,124 127,0">
          <text:p/>
        </draw:polygon>
        <draw:polygon draw:style-name="gr12" draw:text-style-name="P9" draw:layer="layout" svg:width="0.25cm" svg:height="0.249cm" svg:x="-6.289cm" svg:y="4.482cm" svg:viewBox="0 0 251 250" draw:points="0,124 126,250 251,124 126,0">
          <text:p/>
        </draw:polygon>
        <draw:polygon draw:style-name="gr12" draw:text-style-name="P9" draw:layer="layout" svg:width="0.249cm" svg:height="0.249cm" svg:x="-6.12cm" svg:y="4.49cm" svg:viewBox="0 0 250 250" draw:points="0,126 126,250 250,126 126,0">
          <text:p/>
        </draw:polygon>
        <draw:polygon draw:style-name="gr12" draw:text-style-name="P9" draw:layer="layout" svg:width="0.25cm" svg:height="0.249cm" svg:x="-5.952cm" svg:y="4.499cm" svg:viewBox="0 0 251 250" draw:points="0,125 125,250 251,125 125,0">
          <text:p/>
        </draw:polygon>
        <draw:polygon draw:style-name="gr12" draw:text-style-name="P9" draw:layer="layout" svg:width="0.249cm" svg:height="0.249cm" svg:x="-5.785cm" svg:y="4.508cm" svg:viewBox="0 0 250 250" draw:points="0,125 124,250 250,125 124,0">
          <text:p/>
        </draw:polygon>
        <draw:polygon draw:style-name="gr12" draw:text-style-name="P9" draw:layer="layout" svg:width="0.248cm" svg:height="0.25cm" svg:x="-5.617cm" svg:y="4.517cm" svg:viewBox="0 0 249 251" draw:points="0,125 125,251 249,125 125,0">
          <text:p/>
        </draw:polygon>
        <draw:polygon draw:style-name="gr12" draw:text-style-name="P9" draw:layer="layout" svg:width="0.249cm" svg:height="0.249cm" svg:x="-5.45cm" svg:y="4.525cm" svg:viewBox="0 0 250 250" draw:points="0,125 125,250 250,125 125,0">
          <text:p/>
        </draw:polygon>
        <draw:polygon draw:style-name="gr12" draw:text-style-name="P9" draw:layer="layout" svg:width="0.251cm" svg:height="0.249cm" svg:x="-5.283cm" svg:y="4.534cm" svg:viewBox="0 0 252 250" draw:points="0,125 125,250 252,125 125,0">
          <text:p/>
        </draw:polygon>
        <draw:polygon draw:style-name="gr12" draw:text-style-name="P9" draw:layer="layout" svg:width="0.249cm" svg:height="0.25cm" svg:x="-5.115cm" svg:y="4.543cm" svg:viewBox="0 0 250 251" draw:points="0,125 125,251 250,125 125,0">
          <text:p/>
        </draw:polygon>
        <draw:polygon draw:style-name="gr12" draw:text-style-name="P9" draw:layer="layout" svg:width="0.251cm" svg:height="0.251cm" svg:x="-4.948cm" svg:y="4.551cm" svg:viewBox="0 0 252 252" draw:points="0,126 126,252 252,126 126,0">
          <text:p/>
        </draw:polygon>
        <draw:polygon draw:style-name="gr12" draw:text-style-name="P9" draw:layer="layout" svg:width="0.251cm" svg:height="0.249cm" svg:x="-4.78cm" svg:y="4.56cm" svg:viewBox="0 0 252 250" draw:points="0,125 126,250 252,125 126,0">
          <text:p/>
        </draw:polygon>
        <draw:polygon draw:style-name="gr12" draw:text-style-name="P9" draw:layer="layout" svg:width="0.25cm" svg:height="0.25cm" svg:x="-4.612cm" svg:y="4.569cm" svg:viewBox="0 0 251 251" draw:points="0,125 126,251 251,125 126,0">
          <text:p/>
        </draw:polygon>
        <draw:polygon draw:style-name="gr12" draw:text-style-name="P9" draw:layer="layout" svg:width="0.251cm" svg:height="0.251cm" svg:x="-4.445cm" svg:y="4.577cm" svg:viewBox="0 0 252 252" draw:points="0,126 127,252 252,126 127,0">
          <text:p/>
        </draw:polygon>
        <draw:polygon draw:style-name="gr12" draw:text-style-name="P9" draw:layer="layout" svg:width="0.249cm" svg:height="0.249cm" svg:x="-4.276cm" svg:y="4.586cm" svg:viewBox="0 0 250 250" draw:points="0,125 125,250 250,125 125,0">
          <text:p/>
        </draw:polygon>
        <draw:polygon draw:style-name="gr12" draw:text-style-name="P9" draw:layer="layout" svg:width="0.249cm" svg:height="0.25cm" svg:x="-4.108cm" svg:y="4.595cm" svg:viewBox="0 0 250 251" draw:points="0,125 124,251 250,125 124,0">
          <text:p/>
        </draw:polygon>
        <draw:polygon draw:style-name="gr12" draw:text-style-name="P9" draw:layer="layout" svg:width="0.25cm" svg:height="0.251cm" svg:x="-3.94cm" svg:y="4.603cm" svg:viewBox="0 0 251 252" draw:points="0,126 125,252 251,126 125,0">
          <text:p/>
        </draw:polygon>
        <draw:polygon draw:style-name="gr12" draw:text-style-name="P9" draw:layer="layout" svg:width="0.249cm" svg:height="0.249cm" svg:x="-3.773cm" svg:y="4.612cm" svg:viewBox="0 0 250 250" draw:points="0,124 124,250 250,124 124,0">
          <text:p/>
        </draw:polygon>
        <draw:polygon draw:style-name="gr12" draw:text-style-name="P9" draw:layer="layout" svg:width="0.251cm" svg:height="0.25cm" svg:x="-3.606cm" svg:y="4.621cm" svg:viewBox="0 0 252 251" draw:points="0,125 125,251 252,125 125,0">
          <text:p/>
        </draw:polygon>
        <draw:polygon draw:style-name="gr12" draw:text-style-name="P9" draw:layer="layout" svg:width="0.251cm" svg:height="0.251cm" svg:x="-3.438cm" svg:y="4.629cm" svg:viewBox="0 0 252 252" draw:points="0,125 127,252 252,125 127,0">
          <text:p/>
        </draw:polygon>
        <draw:polygon draw:style-name="gr12" draw:text-style-name="P9" draw:layer="layout" svg:width="0.25cm" svg:height="0.249cm" svg:x="-3.27cm" svg:y="4.638cm" svg:viewBox="0 0 251 250" draw:points="0,124 126,250 251,124 126,0">
          <text:p/>
        </draw:polygon>
        <draw:polygon draw:style-name="gr12" draw:text-style-name="P9" draw:layer="layout" svg:width="0.251cm" svg:height="0.25cm" svg:x="-3.103cm" svg:y="4.647cm" svg:viewBox="0 0 252 251" draw:points="0,124 126,251 252,124 126,0">
          <text:p/>
        </draw:polygon>
        <draw:polygon draw:style-name="gr12" draw:text-style-name="P9" draw:layer="layout" svg:width="0.25cm" svg:height="0.249cm" svg:x="-2.935cm" svg:y="4.655cm" svg:viewBox="0 0 251 250" draw:points="0,124 127,250 251,124 127,0">
          <text:p/>
        </draw:polygon>
        <draw:polygon draw:style-name="gr12" draw:text-style-name="P9" draw:layer="layout" svg:width="0.249cm" svg:height="0.249cm" svg:x="-2.766cm" svg:y="4.664cm" svg:viewBox="0 0 250 250" draw:points="0,124 124,250 250,124 124,0">
          <text:p/>
        </draw:polygon>
        <draw:frame draw:style-name="gr1" draw:text-style-name="P2" draw:layer="layout" svg:width="1.141cm" svg:height="0.471cm" svg:x="10.227cm" svg:y="25.453cm">
          <draw:text-box>
            <text:p text:style-name="P1"><text:span text:style-name="T1">Page 2</text:span></text:p>
          </draw:text-box>
        </draw:frame>
        <draw:frame draw:style-name="gr13" draw:text-style-name="P10" draw:layer="layout" svg:width="0.997cm" svg:height="0.395cm" svg:x="-13.183cm" svg:y="10.684cm">
          <draw:text-box>
            <text:p text:style-name="P1"><text:span text:style-name="T2">-101.5</text:span></text:p>
          </draw:text-box>
        </draw:frame>
        <draw:frame draw:style-name="gr13" draw:text-style-name="P10" draw:layer="layout" svg:width="0.705cm" svg:height="0.395cm" svg:x="-11.359cm" svg:y="10.684cm">
          <draw:text-box>
            <text:p text:style-name="P1"><text:span text:style-name="T2">-101</text:span></text:p>
          </draw:text-box>
        </draw:frame>
        <draw:frame draw:style-name="gr13" draw:text-style-name="P10" draw:layer="layout" svg:width="0.997cm" svg:height="0.395cm" svg:x="-9.828cm" svg:y="10.684cm">
          <draw:text-box>
            <text:p text:style-name="P1"><text:span text:style-name="T2">-100.5</text:span></text:p>
          </draw:text-box>
        </draw:frame>
        <draw:frame draw:style-name="gr13" draw:text-style-name="P10" draw:layer="layout" svg:width="0.705cm" svg:height="0.395cm" svg:x="-8.005cm" svg:y="10.684cm">
          <draw:text-box>
            <text:p text:style-name="P1"><text:span text:style-name="T2">-100</text:span></text:p>
          </draw:text-box>
        </draw:frame>
        <draw:frame draw:style-name="gr13" draw:text-style-name="P10" draw:layer="layout" svg:width="0.802cm" svg:height="0.395cm" svg:x="-6.378cm" svg:y="10.684cm">
          <draw:text-box>
            <text:p text:style-name="P1"><text:span text:style-name="T2">-99.5</text:span></text:p>
          </draw:text-box>
        </draw:frame>
        <draw:frame draw:style-name="gr13" draw:text-style-name="P10" draw:layer="layout" svg:width="0.51cm" svg:height="0.395cm" svg:x="-4.554cm" svg:y="10.684cm">
          <draw:text-box>
            <text:p text:style-name="P1"><text:span text:style-name="T2">-99</text:span></text:p>
          </draw:text-box>
        </draw:frame>
        <draw:frame draw:style-name="gr13" draw:text-style-name="P10" draw:layer="layout" svg:width="0.802cm" svg:height="0.395cm" svg:x="-3.023cm" svg:y="10.684cm">
          <draw:text-box>
            <text:p text:style-name="P1"><text:span text:style-name="T2">-98.5</text:span></text:p>
          </draw:text-box>
        </draw:frame>
        <draw:frame draw:style-name="gr13" draw:text-style-name="P10" draw:layer="layout" svg:width="0.51cm" svg:height="0.395cm" svg:x="-1.199cm" svg:y="10.684cm">
          <draw:text-box>
            <text:p text:style-name="P1"><text:span text:style-name="T2">-98</text:span></text:p>
          </draw:text-box>
        </draw:frame>
        <draw:frame draw:style-name="gr13" draw:text-style-name="P10" draw:layer="layout" svg:width="1.289cm" svg:height="0.395cm" svg:x="-2.431cm" svg:y="11.414cm">
          <draw:text-box>
            <text:p text:style-name="P1"><text:span text:style-name="T2">-200000</text:span></text:p>
          </draw:text-box>
        </draw:frame>
        <draw:frame draw:style-name="gr13" draw:text-style-name="P10" draw:layer="layout" svg:width="0.352cm" svg:height="0.395cm" svg:x="-1.401cm" svg:y="10.236cm">
          <draw:text-box>
            <text:p text:style-name="P1"><text:span text:style-name="T2">0</text:span></text:p>
          </draw:text-box>
        </draw:frame>
        <draw:frame draw:style-name="gr13" draw:text-style-name="P10" draw:layer="layout" svg:width="1.17cm" svg:height="0.395cm" svg:x="-2.325cm" svg:y="9.058cm">
          <draw:text-box>
            <text:p text:style-name="P1"><text:span text:style-name="T2">200000</text:span></text:p>
          </draw:text-box>
        </draw:frame>
        <draw:frame draw:style-name="gr13" draw:text-style-name="P10" draw:layer="layout" svg:width="1.17cm" svg:height="0.395cm" svg:x="-2.325cm" svg:y="7.883cm">
          <draw:text-box>
            <text:p text:style-name="P1"><text:span text:style-name="T2">400000</text:span></text:p>
          </draw:text-box>
        </draw:frame>
        <draw:frame draw:style-name="gr13" draw:text-style-name="P10" draw:layer="layout" svg:width="1.17cm" svg:height="0.395cm" svg:x="-2.325cm" svg:y="6.705cm">
          <draw:text-box>
            <text:p text:style-name="P1"><text:span text:style-name="T2">600000</text:span></text:p>
          </draw:text-box>
        </draw:frame>
        <draw:frame draw:style-name="gr13" draw:text-style-name="P10" draw:layer="layout" svg:width="1.17cm" svg:height="0.395cm" svg:x="-2.325cm" svg:y="5.527cm">
          <draw:text-box>
            <text:p text:style-name="P1"><text:span text:style-name="T2">800000</text:span></text:p>
          </draw:text-box>
        </draw:frame>
        <draw:frame draw:style-name="gr13" draw:text-style-name="P10" draw:layer="layout" svg:width="1.365cm" svg:height="0.395cm" svg:x="-2.508cm" svg:y="4.348cm">
          <draw:text-box>
            <text:p text:style-name="P1"><text:span text:style-name="T2">1000000</text:span></text:p>
          </draw:text-box>
        </draw:frame>
        <draw:line draw:style-name="gr14" draw:text-style-name="P4" draw:layer="layout" svg:x1="-0.289cm" svg:y1="5.997cm" svg:x2="0.51cm" svg:y2="5.997cm">
          <text:p/>
        </draw:line>
        <draw:polygon draw:style-name="gr15" draw:text-style-name="P11" draw:layer="layout" svg:width="0.211cm" svg:height="0.211cm" svg:x="0.005cm" svg:y="5.893cm" svg:viewBox="0 0 212 212" draw:points="0,0 0,212 212,212 212,0">
          <text:p/>
        </draw:polygon>
        <draw:line draw:style-name="gr11" draw:text-style-name="P4" draw:layer="layout" svg:x1="-0.289cm" svg:y1="6.496cm" svg:x2="0.51cm" svg:y2="6.496cm">
          <text:p/>
        </draw:line>
        <draw:polygon draw:style-name="gr12" draw:text-style-name="P9" draw:layer="layout" svg:width="0.211cm" svg:height="0.211cm" svg:x="0.005cm" svg:y="6.39cm" svg:viewBox="0 0 212 212" draw:points="0,107 106,212 212,107 106,0">
          <text:p/>
        </draw:polygon>
        <draw:line draw:style-name="gr9" draw:text-style-name="P4" draw:layer="layout" svg:x1="-0.289cm" svg:y1="6.993cm" svg:x2="0.51cm" svg:y2="6.993cm">
          <text:p/>
        </draw:line>
        <draw:polygon draw:style-name="gr10" draw:text-style-name="P8" draw:layer="layout" svg:width="0.211cm" svg:height="0.041cm" svg:x="0.005cm" svg:y="6.973cm" svg:viewBox="0 0 212 42" draw:points="0,0 212,0 212,42 0,42">
          <text:p/>
        </draw:polygon>
        <draw:line draw:style-name="gr7" draw:text-style-name="P4" draw:layer="layout" svg:x1="-0.289cm" svg:y1="7.492cm" svg:x2="0.51cm" svg:y2="7.492cm">
          <text:p/>
        </draw:line>
        <draw:polygon draw:style-name="gr8" draw:text-style-name="P7" draw:layer="layout" svg:width="0.211cm" svg:height="0.21cm" svg:x="0.005cm" svg:y="7.386cm" svg:viewBox="0 0 212 211" draw:points="0,211 212,211 106,0">
          <text:p/>
        </draw:polygon>
        <draw:line draw:style-name="gr5" draw:text-style-name="P4" draw:layer="layout" svg:x1="-0.289cm" svg:y1="7.989cm" svg:x2="0.51cm" svg:y2="7.989cm">
          <text:p/>
        </draw:line>
        <draw:polygon draw:style-name="gr6" draw:text-style-name="P6" draw:layer="layout" svg:width="0.211cm" svg:height="0.212cm" svg:x="0.005cm" svg:y="7.883cm" svg:viewBox="0 0 212 213" draw:points="0,0 0,213 212,107">
          <text:p/>
        </draw:polygon>
        <draw:line draw:style-name="gr16" draw:text-style-name="P4" draw:layer="layout" svg:x1="-0.289cm" svg:y1="8.486cm" svg:x2="0.51cm" svg:y2="8.486cm">
          <text:p/>
        </draw:line>
        <draw:polygon draw:style-name="gr17" draw:text-style-name="P12" draw:layer="layout" svg:width="0.211cm" svg:height="0.21cm" svg:x="0.005cm" svg:y="8.382cm" svg:viewBox="0 0 212 211" draw:points="96,0 96,97 0,97 0,112 96,112 96,211 114,211 114,112 212,112 212,97 114,97 114,0">
          <text:p/>
        </draw:polygon>
        <draw:line draw:style-name="gr18" draw:text-style-name="P4" draw:layer="layout" svg:x1="-0.289cm" svg:y1="8.985cm" svg:x2="0.51cm" svg:y2="8.985cm">
          <text:p/>
        </draw:line>
        <draw:polygon draw:style-name="gr4" draw:text-style-name="P5" draw:layer="layout" svg:width="0.211cm" svg:height="0.211cm" svg:x="0.005cm" svg:y="8.88cm" svg:viewBox="0 0 212 212" draw:points="106,94 12,0 0,10 93,106 0,199 12,212 106,117 200,212 212,199 117,106 212,10 200,0">
          <text:p/>
        </draw:polygon>
        <draw:frame draw:style-name="gr13" draw:text-style-name="P10" draw:layer="layout" svg:width="1.365cm" svg:height="0.395cm" svg:x="-2.508cm" svg:y="3.174cm">
          <draw:text-box>
            <text:p text:style-name="P1"><text:span text:style-name="T2">1200000</text:span></text:p>
          </draw:text-box>
        </draw:frame>
        <draw:frame draw:style-name="gr13" draw:text-style-name="P10" draw:layer="layout" svg:width="1.56cm" svg:height="0.395cm" svg:x="0.61cm" svg:y="5.798cm">
          <draw:text-box>
            <text:p text:style-name="P1"><text:span text:style-name="T2">Column D</text:span></text:p>
          </draw:text-box>
        </draw:frame>
        <draw:frame draw:style-name="gr13" draw:text-style-name="P10" draw:layer="layout" svg:width="1.539cm" svg:height="0.395cm" svg:x="0.61cm" svg:y="6.296cm">
          <draw:text-box>
            <text:p text:style-name="P1"><text:span text:style-name="T2">Column E</text:span></text:p>
          </draw:text-box>
        </draw:frame>
        <draw:frame draw:style-name="gr13" draw:text-style-name="P10" draw:layer="layout" svg:width="1.522cm" svg:height="0.395cm" svg:x="0.61cm" svg:y="6.797cm">
          <draw:text-box>
            <text:p text:style-name="P1"><text:span text:style-name="T2">Column F</text:span></text:p>
          </draw:text-box>
        </draw:frame>
        <draw:frame draw:style-name="gr13" draw:text-style-name="P10" draw:layer="layout" svg:width="1.581cm" svg:height="0.395cm" svg:x="0.61cm" svg:y="7.29cm">
          <draw:text-box>
            <text:p text:style-name="P1"><text:span text:style-name="T2">Column G</text:span></text:p>
          </draw:text-box>
        </draw:frame>
        <draw:frame draw:style-name="gr13" draw:text-style-name="P10" draw:layer="layout" svg:width="1.56cm" svg:height="0.395cm" svg:x="0.61cm" svg:y="7.791cm">
          <draw:text-box>
            <text:p text:style-name="P1"><text:span text:style-name="T2">Column H</text:span></text:p>
          </draw:text-box>
        </draw:frame>
        <draw:frame draw:style-name="gr13" draw:text-style-name="P10" draw:layer="layout" svg:width="1.403cm" svg:height="0.395cm" svg:x="0.61cm" svg:y="8.289cm">
          <draw:text-box>
            <text:p text:style-name="P1"><text:span text:style-name="T2">Column I</text:span></text:p>
          </draw:text-box>
        </draw:frame>
        <draw:frame draw:style-name="gr13" draw:text-style-name="P10" draw:layer="layout" svg:width="1.484cm" svg:height="0.395cm" svg:x="0.61cm" svg:y="8.786cm">
          <draw:text-box>
            <text:p text:style-name="P1"><text:span text:style-name="T2">Column J</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NewRoman" svg:font-family="TimesNewRoman" style:font-pitch="variable"/>
    <style:font-face style:name="TimesNewRoman1" svg:font-family="TimesNew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52"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document-statistic meta:object-count="552"/>
    <meta:generator>LibreOffice/7.3.2.2$Windows_X86_64 LibreOffice_project/49f2b1bff42cfccbd8f788c8dc32c1c309559be0</meta:generator>
  </office:meta>
</office:document-meta>
</file>